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Liberation Sans"/>
    </style:style>
    <style:style style:name="P3" style:family="paragraph" style:parent-style-name="Standard">
      <style:text-properties style:font-name="Liberation Serif"/>
    </style:style>
    <style:style style:name="P4" style:family="paragraph" style:parent-style-name="Standard">
      <style:text-properties style:font-name="Liberation Serif" fo:font-weight="normal" style:font-weight-asian="normal" style:font-weight-complex="normal"/>
    </style:style>
    <style:style style:name="P5" style:family="paragraph" style:parent-style-name="Standard">
      <style:paragraph-properties fo:text-align="start" style:justify-single-word="false"/>
      <style:text-properties style:font-name="Liberation Serif" fo:font-weight="normal" style:font-weight-asian="normal" style:font-weight-complex="normal"/>
    </style:style>
    <style:style style:name="P6" style:family="paragraph" style:parent-style-name="Standard">
      <style:text-properties style:font-name="Liberation Serif" fo:font-size="16pt" fo:font-weight="bold" style:font-size-asian="16pt" style:font-weight-asian="bold" style:font-size-complex="16pt" style:font-weight-complex="bold"/>
    </style:style>
    <style:style style:name="P7" style:family="paragraph" style:parent-style-name="Standard">
      <style:text-properties style:font-name="Liberation Serif" fo:font-size="16pt" fo:font-weight="bold" style:font-size-asian="14pt" style:font-weight-asian="bold" style:font-size-complex="16pt" style:font-weight-complex="bold"/>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Liberation Serif" fo:font-size="12pt" fo:font-weight="normal" style:font-size-asian="10.5pt" style:font-weight-asian="normal" style:font-size-complex="12pt" style:font-weight-complex="normal"/>
    </style:style>
    <style:style style:name="P10" style:family="paragraph" style:parent-style-name="Standard">
      <style:text-properties style:font-name="Liberation Mono" fo:font-weight="bold" style:font-weight-asian="bold" style:font-weight-complex="bold"/>
    </style:style>
    <style:style style:name="P11" style:family="paragraph" style:parent-style-name="Standard">
      <style:text-properties style:font-name="Liberation Mono" fo:font-weight="normal" style:font-weight-asian="normal" style:font-weight-complex="normal"/>
    </style:style>
    <style:style style:name="P12" style:family="paragraph" style:parent-style-name="Standard">
      <style:paragraph-properties fo:text-align="start" style:justify-single-word="false"/>
      <style:text-properties style:font-name="Liberation Mono" fo:font-size="14pt" fo:font-weight="bold" style:font-size-asian="14pt" style:font-weight-asian="bold" style:font-size-complex="14pt" style:font-weight-complex="bold"/>
    </style:style>
    <style:style style:name="P13" style:family="paragraph" style:parent-style-name="Standard">
      <style:text-properties style:font-name="Liberation Mono" fo:font-size="12pt" fo:font-weight="bold" style:font-size-asian="10.5pt" style:font-weight-asian="bold" style:font-size-complex="12pt" style:font-weight-complex="bold"/>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paragraph-properties fo:margin-left="0.698in" fo:margin-right="1.1772in" fo:text-indent="0.1043in" style:auto-text-indent="false"/>
      <style:text-properties fo:font-style="normal" fo:font-weight="bold" style:font-style-asian="normal" style:font-weight-asian="bold" style:font-style-complex="normal" style:font-weight-complex="bold"/>
    </style:style>
    <style:style style:name="P16" style:family="paragraph" style:parent-style-name="Quotations">
      <style:paragraph-properties fo:margin-left="0in" fo:margin-right="0.3937in" fo:text-indent="0in" style:auto-text-indent="false"/>
    </style:style>
    <style:style style:name="P17" style:family="paragraph" style:parent-style-name="Preformatted_20_Text">
      <style:text-properties style:font-name="Liberation Serif" fo:font-size="16pt" fo:font-weight="bold" style:font-size-asian="16pt" style:font-weight-asian="bold" style:font-size-complex="16pt" style:font-weight-complex="bold"/>
    </style:style>
    <style:style style:name="P18" style:family="paragraph" style:parent-style-name="Preformatted_20_Text">
      <style:paragraph-properties fo:margin-top="0in" fo:margin-bottom="0.1965in"/>
    </style:style>
    <style:style style:name="P19" style:family="paragraph" style:parent-style-name="Standard">
      <style:text-properties style:font-name="Liberation Serif" fo:font-weight="normal" style:font-weight-asian="normal" style:font-weight-complex="normal"/>
    </style:style>
    <style:style style:name="P20" style:family="paragraph" style:parent-style-name="Standard" style:list-style-name="L1">
      <style:text-properties style:font-name="Liberation Serif" fo:font-weight="normal" style:font-weight-asian="normal" style:font-weight-complex="normal"/>
    </style:style>
    <style:style style:name="P21" style:family="paragraph" style:parent-style-name="Standard" style:list-style-name="L2">
      <style:text-properties style:font-name="Liberation Serif" fo:font-weight="normal" style:font-weight-asian="normal" style:font-weight-complex="normal"/>
    </style:style>
    <style:style style:name="P22" style:family="paragraph" style:parent-style-name="Standard" style:list-style-name="L3">
      <style:text-properties style:font-name="Liberation Serif" fo:font-weight="normal" style:font-weight-asian="normal" style:font-weight-complex="normal"/>
    </style:style>
    <style:style style:name="P23" style:family="paragraph" style:parent-style-name="Standard" style:list-style-name="L4">
      <style:text-properties style:font-name="Liberation Serif" fo:font-weight="normal" style:font-weight-asian="normal" style:font-weight-complex="normal"/>
    </style:style>
    <style:style style:name="P24" style:family="paragraph" style:parent-style-name="Standard" style:list-style-name="L5">
      <style:text-properties style:font-name="Liberation Serif" fo:font-weight="normal" style:font-weight-asian="normal" style:font-weight-complex="normal"/>
    </style:style>
    <style:style style:name="P25" style:family="paragraph" style:parent-style-name="Standard" style:list-style-name="L7">
      <style:text-properties style:font-name="Liberation Serif" fo:font-weight="normal" style:font-weight-asian="normal" style:font-weight-complex="normal"/>
    </style:style>
    <style:style style:name="P26" style:family="paragraph" style:parent-style-name="Standard">
      <style:text-properties style:font-name="Liberation Serif" fo:font-size="12pt" fo:font-weight="normal" style:font-size-asian="10.5pt" style:font-weight-asian="normal" style:font-size-complex="12pt" style:font-weight-complex="normal"/>
    </style:style>
    <style:style style:name="P27" style:family="paragraph" style:parent-style-name="Standard" style:list-style-name="L6">
      <style:text-properties style:font-name="Liberation Serif" fo:font-size="12pt" fo:font-weight="normal" style:font-size-asian="10.5pt" style:font-weight-asian="normal" style:font-size-complex="12pt" style:font-weight-complex="normal"/>
    </style:style>
    <style:style style:name="P28" style:family="paragraph" style:parent-style-name="Standard">
      <style:text-properties style:font-name="Liberation Serif" fo:font-size="16pt" fo:font-weight="bold" style:font-size-asian="16pt" style:font-weight-asian="bold" style:font-size-complex="16pt" style:font-weight-complex="bold"/>
    </style:style>
    <style:style style:name="P29" style:family="paragraph" style:parent-style-name="Standard">
      <style:text-properties style:font-name="Liberation Serif" fo:font-weight="bold" style:font-weight-asian="bold" style:font-weight-complex="bold"/>
    </style:style>
    <style:style style:name="P30" style:family="paragraph" style:parent-style-name="Standard">
      <style:text-properties fo:font-size="16pt" fo:font-weight="bold" style:font-size-asian="16pt" style:font-weight-asian="bold" style:font-size-complex="16pt"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font-size="12pt" fo:font-weight="bold" style:font-size-asian="12pt" style:font-weight-asian="bold" style:font-size-complex="12pt" style:font-weight-complex="bold"/>
    </style:style>
    <style:style style:name="P33" style:family="paragraph" style:parent-style-name="Standard">
      <style:text-properties fo:font-size="12pt" fo:font-weight="normal" style:font-size-asian="10.5pt" style:font-weight-asian="normal" style:font-size-complex="12pt" style:font-weight-complex="normal"/>
    </style:style>
    <style:style style:name="P34" style:family="paragraph" style:parent-style-name="Standard">
      <style:text-properties style:font-name="Liberation Serif"/>
    </style:style>
    <style:style style:name="P35" style:family="paragraph" style:parent-style-name="Standard">
      <style:text-properties style:font-name="Liberation Mono"/>
    </style:style>
    <style:style style:name="P36" style:family="paragraph" style:parent-style-name="Standard">
      <style:text-properties style:font-name="Liberation Mono" fo:font-weight="bold" style:font-weight-asian="bold" style:font-weight-complex="bold"/>
    </style:style>
    <style:style style:name="T1" style:family="text">
      <style:text-properties style:font-name="Liberation Mono"/>
    </style:style>
    <style:style style:name="T2" style:family="text">
      <style:text-properties style:font-name="Liberation Mono" fo:font-weight="bold" style:font-weight-asian="bold" style:font-weight-complex="bold"/>
    </style:style>
    <style:style style:name="T3" style:family="text">
      <style:text-properties style:font-name="Liberation Mono" fo:font-size="12pt" fo:font-weight="bold" style:font-size-asian="12pt" style:font-weight-asian="bold" style:font-size-complex="12pt" style:font-weight-complex="bold"/>
    </style:style>
    <style:style style:name="T4" style:family="text">
      <style:text-properties style:font-name="Liberation Mono"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font-name="Liberations mono"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Liberation Mono"/>
    </style:style>
    <style:style style:name="T17" style:family="text">
      <style:text-properties style:font-name="Liberation Mono" fo:font-size="12pt" fo:font-weight="normal" style:font-size-asian="10.5pt" style:font-weight-asian="normal" style:font-size-complex="12pt" style:font-weight-complex="normal"/>
    </style:style>
    <style:style style:name="T18" style:family="text">
      <style:text-properties style:font-name="Liberation Mono" fo:font-size="12pt" style:font-size-asian="12pt" style:font-size-complex="12pt"/>
    </style:style>
    <style:style style:name="T19" style:family="text">
      <style:text-properties style:font-name="Liberation Mono" fo:font-size="12pt" style:font-size-asian="10.5pt" style:font-size-complex="12pt"/>
    </style:style>
    <style:style style:name="T20" style:family="text">
      <style:text-properties style:font-name="Liberation Mono" fo:font-size="12pt" fo:font-weight="bold" style:font-size-asian="12pt" style:font-weight-asian="bold" style:font-size-complex="12pt" style:font-weight-complex="bold"/>
    </style:style>
    <style:style style:name="T21" style:family="text">
      <style:text-properties style:font-name="Liberation Mono" fo:font-size="12pt" fo:font-weight="bold" style:font-size-asian="10.5pt" style:font-weight-asian="bold" style:font-size-complex="12pt"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Serif" fo:font-size="12pt" fo:font-weight="normal" style:font-size-asian="10.5pt" style:font-weight-asian="normal" style:font-size-complex="12pt" style:font-weight-complex="normal"/>
    </style:style>
    <style:style style:name="T24" style:family="text">
      <style:text-properties style:font-name="Liberation Serif" fo:font-size="12pt" style:font-size-asian="12pt" style:font-size-complex="12pt"/>
    </style:style>
    <style:style style:name="T25" style:family="text">
      <style:text-properties style:font-name="Liberation Serif"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duction to Linux</text:p>
      <text:p text:style-name="P32">Bonnie King</text:p>
      <text:p text:style-name="P14"/>
      <text:p text:style-name="P14"><text:span text:style-name="T13">This work is licensed under a </text:span><text:a xlink:type="simple" xlink:href="http://creativecommons.org/licenses/by-sa/4.0/"><text:span text:style-name="T13">Creative Commons Attribution-ShareAlike 4.0 International License</text:span></text:a><text:span text:style-name="T13">.</text:span></text:p>
      <text:p text:style-name="P14"/>
      <text:p text:style-name="P33">This document was created for a Linux class I led in March 2014.</text:p>
      <text:p text:style-name="P14"/>
      <text:p text:style-name="P14">Part 1: Getting comfortable with the shell</text:p>
      <text:p text:style-name="Standard"/>
      <text:p text:style-name="Standard">The shell is a program which is your commandline interface to the system (similar to <text:span text:style-name="T1">cmd</text:span> in Windows). <text:s/></text:p>
      <text:p text:style-name="Standard"/>
      <text:p text:style-name="Standard">There are several shells, but the most common one used in Linux is bash, or Bourne Again Shell, named as the successor to the Bourne Shell (<text:span text:style-name="T5">sh</text:span>), which was written by a guy named Stephen Bourne.</text:p>
      <text:p text:style-name="Standard"/>
      <text:p text:style-name="Standard">Logging in to your VM</text:p>
      <text:p text:style-name="Standard"/>
      <text:p text:style-name="Standard"><text:s/><text:tab/><text:tab/><text:span text:style-name="T2"># ssh root@[IP ADDRESS]</text:span> </text:p>
      <text:p text:style-name="Standard"/>
      <text:p text:style-name="Standard"><text:tab/><text:tab/>(or use Putty)</text:p>
      <text:p text:style-name="Standard"/>
      <text:p text:style-name="Standard"><text:span text:style-name="T5">root</text:span> is the standard name of the administrative user.</text:p>
      <text:p text:style-name="Standard"/>
      <text:p text:style-name="Standard">Enter password</text:p>
      <text:p text:style-name="Standard"/>
      <text:p text:style-name="Standard"><text:tab/><text:tab/><text:span text:style-name="T2">[root@linux-class2 ~]#</text:span></text:p>
      <text:p text:style-name="Standard"/>
      <text:p text:style-name="Standard">This is known as the <text:span text:style-name="T7">prompt</text:span>. You input commands you want to run here and when the program exits, you are returned to the prompt again.</text:p>
      <text:p text:style-name="Standard"/>
      <text:p text:style-name="Standard">First, change your password.</text:p>
      <text:p text:style-name="Standard"/>
      <text:p text:style-name="Standard"><text:tab/><text:tab/><text:span text:style-name="T2"># passwd</text:span></text:p>
      <text:p text:style-name="Standard"/>
      <text:p text:style-name="Standard">First an introduction to the parts of the command. The first word you type is the command you wish to run, which calls a program. The <text:span text:style-name="T1">passwd</text:span> command, in this case, did not require an argument. That you wanted to change the password for your current user, root was implied.</text:p>
      <text:p text:style-name="Standard"/>
      <text:p text:style-name="Standard">The command is submitted when you hit <text:span text:style-name="T5">Enter</text:span>.</text:p>
      <text:p text:style-name="Standard"/>
      <text:p text:style-name="Standard">Commands also take arguments and options to control behaviour. For example, the echo command prints information to the screen.</text:p>
      <text:p text:style-name="Standard"/>
      <text:p text:style-name="Standard"><text:tab/><text:tab/><text:span text:style-name="T2"># echo foo</text:span></text:p>
      <text:p text:style-name="Standard"/>
      <text:p text:style-name="Standard">foo was an <text:span text:style-name="T8">argument</text:span> passed to the echo command.</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text:tab/><text:tab/><text:span text:style-name="T2"># echo -n foo</text:span></text:p>
      <text:p text:style-name="Standard"/>
      <text:p text:style-name="Standard"><text:span text:style-name="T2">-n</text:span> was an <text:span text:style-name="T7">option</text:span> passed to echo, which caused it not to print a newline character. The newline character, also known as a line break, signifies the end of a line.</text:p>
      <text:p text:style-name="Standard"/>
      <text:p text:style-name="P15">Historically the newline character has been represented in UNIX and other operating systems. In CP/M, which was the predecessor to DOS, a Carriage Return (CR) plus Line Feed (LF) character represented a newline.</text:p>
      <text:p text:style-name="P15"/>
      <text:p text:style-name="P15">However, in Multics, which was the ancestor of UNIX and Linux, only the LF character was used to represent both. For this reason you might need to convert files edited in Windows notepad to remove the extra LF character. </text:p>
      <text:p text:style-name="Standard"/>
      <text:p text:style-name="Standard">Note you can use the <text:span text:style-name="T5">UP</text:span> arrow to retrieve a previously used command. <text:s/>You can also edit commands as you enter them with the right and left arrows.</text:p>
      <text:p text:style-name="Standard"/>
      <text:p text:style-name="Standard"><text:tab/><text:tab/><text:span text:style-name="T2"># history</text:span></text:p>
      <text:p text:style-name="Standard"/>
      <text:p text:style-name="Standard">You can also retrieve your command history.</text:p>
      <text:p text:style-name="Standard"/>
      <text:p text:style-name="Standard">Now we’ll do a little exploration. <text:s/>This might be a good place to point out </text:p>
      <text:p text:style-name="Standard"/>
      <text:p text:style-name="Standard"><text:tab/><text:tab/><text:span text:style-name="T2"># pwd</text:span></text:p>
      <text:p text:style-name="Standard"/>
      <text:p text:style-name="Standard">“Print working directory”. Returns the directory you (your shell process) are currently “in”. In other words, the directory that is the reference point for relative paths.</text:p>
      <text:p text:style-name="Standard"/>
      <text:p text:style-name="Standard">Linux and Unix filesystems have a tree-like hierarchical structure, with branches, or levels, of directories which in turn may contain other directories or files.. <text:s/></text:p>
      <text:p text:style-name="Standard"/>
      <text:p text:style-name="Standard">These levels are represented as being separated by the foward slash character “<text:span text:style-name="T5">/</text:span>”.</text:p>
      <text:p text:style-name="Standard"/>
      <text:p text:style-name="Standard"><text:tab/><text:tab/><text:span text:style-name="T6"># ls</text:span></text:p>
      <text:p text:style-name="Standard"/>
      <text:p text:style-name="Standard">This command lists the contents of a directory, (also known as a folder). Similar to DIR in Windows.</text:p>
      <text:p text:style-name="Standard"/>
      <text:p text:style-name="Standard"><text:tab/><text:tab/><text:span text:style-name="T2"># cd bin/</text:span></text:p>
      <text:p text:style-name="Standard"/>
      <text:p text:style-name="Standard"><text:soft-page-break/><text:span text:style-name="T7">Change directory</text:span> to “<text:span text:style-name="T2">bin</text:span>/” (relative path).</text:p>
      <text:p text:style-name="Standard"/>
      <text:p text:style-name="Standard"/>
      <text:p text:style-name="Standard"/>
      <text:p text:style-name="Standard"/>
      <text:p text:style-name="Standard"/>
      <text:p text:style-name="Standard"/>
      <text:p text:style-name="Standard"/>
      <text:p text:style-name="Standard"><text:tab/><text:tab/><text:span text:style-name="T2"># pwd<text:tab/><text:tab/></text:span></text:p>
      <text:p text:style-name="P10"><text:tab/><text:tab/># ls</text:p>
      <text:p text:style-name="Standard"/>
      <text:p text:style-name="Standard">There are some files in here. <text:s/>Let’s get some more information about them, by passing options to the <text:span text:style-name="T2">ls</text:span> command:</text:p>
      <text:p text:style-name="Standard"/>
      <text:p text:style-name="Standard"><text:tab/><text:tab/><text:span text:style-name="T2"># ls -l</text:span></text:p>
      <text:p text:style-name="Standard"/>
      <text:p text:style-name="Standard">the <text:span text:style-name="T2">-l</text:span> option gives us a “long” listing format. <text:s/>Now we see the following:</text:p>
      <text:p text:style-name="Standard"/>
      <text:p text:style-name="P1"><text:tab/><text:span text:style-name="T2">[root@linux-class2 bin]# ls -l </text:span></text:p>
      <text:p text:style-name="P10"><text:tab/>total 8 </text:p>
      <text:p text:style-name="P10"><text:tab/>-rwxr-xr-x 1 root root <text:s/>69 Mar 13 15:46 script1.sh </text:p>
      <text:p text:style-name="P10"><text:tab/>-rwxr-xr-x 1 root root 158 Mar 13 15:46 script2.sh </text:p>
      <text:p text:style-name="P3"/>
      <text:p text:style-name="P3">This tells us more about the files, giving us information about permissions, hard link count, ownership, modified date/time, and file name. <text:s/>We’ll get to what these things mean later.</text:p>
      <text:p text:style-name="P3"/>
      <text:p text:style-name="P3"><text:tab/><text:tab/><text:span text:style-name="T2"># ls -a</text:span></text:p>
      <text:p text:style-name="P3"/>
      <text:p text:style-name="P3">The <text:span text:style-name="T5">-a</text:span> flag instructs ls not to ignore entries starting with “.”. <text:s/></text:p>
      <text:p text:style-name="P3"/>
      <text:p text:style-name="P3">These are special directory entries that stand for the current working directory, “.”, and the directory “one level up”, “..”.</text:p>
      <text:p text:style-name="P3"/>
      <text:p text:style-name="P10"><text:tab/><text:tab/># pwd</text:p>
      <text:p text:style-name="P10"><text:tab/><text:tab/># cd .</text:p>
      <text:p text:style-name="P10"><text:tab/><text:tab/># pwd</text:p>
      <text:p text:style-name="P3"/>
      <text:p text:style-name="P3">The directory didn’t change.</text:p>
      <text:p text:style-name="P3"/>
      <text:p text:style-name="P10"><text:tab/><text:tab/># pwd</text:p>
      <text:p text:style-name="P10"><text:tab/><text:tab/># cd ..</text:p>
      <text:p text:style-name="P3"/>
      <text:p text:style-name="P3">We (our current working directory) moved “one level up” the hierachy.</text:p>
      <text:p text:style-name="P3"/>
      <text:p text:style-name="P3"><text:tab/><text:tab/><text:span text:style-name="T2"># ls *.txt</text:span></text:p>
      <text:p text:style-name="P3"/>
      <text:p text:style-name="P3">* is a wildcard character. Any file ending with .txt will be listed (the <text:span text:style-name="T5">*</text:span> will match 0 or more characters).</text:p>
      <text:p text:style-name="P3"/>
      <text:p text:style-name="P3"><text:soft-page-break/><text:s text:c="12"/><text:tab/><text:span text:style-name="T2"># cd etc</text:span></text:p>
      <text:p text:style-name="P10"><text:tab/><text:tab/># cd /etc </text:p>
      <text:p text:style-name="P3"/>
      <text:p text:style-name="P3">Because it has a preceding slash, <text:span text:style-name="T2">/etc</text:span> is an absolute path. Without the preceding slash, the file or directory is interpreted as having a relative path.</text:p>
      <text:p text:style-name="P3"/>
      <text:p text:style-name="P3"/>
      <text:p text:style-name="P3"/>
      <text:p text:style-name="P3">By the way... how can we find which options a command takes?</text:p>
      <text:p text:style-name="P3"/>
      <text:p text:style-name="P3"><text:tab/><text:tab/><text:span text:style-name="T2"># ls –help</text:span></text:p>
      <text:p text:style-name="P3"/>
      <text:p text:style-name="P3">Many commands take <text:span text:style-name="T2">–-help</text:span> or <text:span text:style-name="T2">-h</text:span>.</text:p>
      <text:p text:style-name="P3"/>
      <text:p text:style-name="P3"><text:tab/><text:tab/><text:span text:style-name="T2"># man ls</text:span></text:p>
      <text:p text:style-name="P3"/>
      <text:p text:style-name="P3">Shows you the “man page”, short for “manual page”, a standard document format. <text:s/>Most commands have man pages, when in doubt, consult them.</text:p>
      <text:p text:style-name="P3"/>
      <text:p text:style-name="P8">To get out of “man” type “q”. </text:p>
      <text:p text:style-name="P4"/>
      <text:p text:style-name="P4">Let’s go back to root’s home directory.</text:p>
      <text:p text:style-name="P4"/>
      <text:p text:style-name="P4"><text:tab/><text:tab/><text:span text:style-name="T2"># cd</text:span></text:p>
      <text:p text:style-name="P4"/>
      <text:p text:style-name="P4"><text:span text:style-name="T2">cd</text:span> with no arguments will take you there. </text:p>
      <text:p text:style-name="P4"/>
      <text:p text:style-name="P4">Spend some time exploring the operating system with cd.</text:p>
      <text:p text:style-name="P4"/>
      <text:p text:style-name="P4"/>
      <text:p text:style-name="P6">Part 2: Working with files</text:p>
      <text:p text:style-name="P4"/>
      <text:p text:style-name="P4">There is a file in your home directory called <text:span text:style-name="T2">file1.txt</text:span><text:span text:style-name="T5">.</text:span></text:p>
      <text:p text:style-name="P4"/>
      <text:p text:style-name="P4"><text:tab/><text:tab/><text:span text:style-name="T2"># cat file1.txt</text:span></text:p>
      <text:p text:style-name="P4"/>
      <text:p text:style-name="P4"><text:span text:style-name="T2">cat</text:span> will print the contents of the file to the screen. <text:s/>It’s short for “concatenate”, for reasons we’ll get into.</text:p>
      <text:p text:style-name="P4"/>
      <text:p text:style-name="P4"><text:tab/><text:tab/><text:span text:style-name="T2"># nano file1.txt</text:span></text:p>
      <text:p text:style-name="P4"/>
      <text:p text:style-name="P4"><text:span text:style-name="T2">nano</text:span> is a friendly text editor with onscreen help.</text:p>
      <text:p text:style-name="P4"/>
      <text:p text:style-name="P4">We guessed that <text:span text:style-name="T1">file1.txt</text:span> was a text file because the extension ends with “.txt”. <text:s/>However, unlike some historical operating systems the file name is arbitrary.</text:p>
      <text:p text:style-name="P4"/>
      <text:p text:style-name="P4"><text:tab/><text:tab/><text:span text:style-name="T2"># file file1.txt</text:span></text:p>
      <text:p text:style-name="P4"><text:soft-page-break/></text:p>
      <text:p text:style-name="P4">Returns some generally reliable information about what format the file is.</text:p>
      <text:p text:style-name="P4"/>
      <text:p text:style-name="P10"><text:tab/><text:tab/># cp file1.txt file2.txt</text:p>
      <text:p text:style-name="P10"><text:tab/><text:tab/># ls </text:p>
      <text:p text:style-name="P10"><text:tab/><text:tab/># cat file2.txt</text:p>
      <text:p text:style-name="P4"/>
      <text:p text:style-name="P4"><text:span text:style-name="T2">cp</text:span> (copy) copies one file to another. <text:s/>It takes two arguments (as well as options), the name of the file to be copied, and the new filename.</text:p>
      <text:p text:style-name="P4"/>
      <text:p text:style-name="P4"><text:tab/><text:tab/><text:span text:style-name="T2"># mv file2.txt file3.txt</text:span></text:p>
      <text:p text:style-name="P4"/>
      <text:p text:style-name="P4"><text:span text:style-name="T2">mv</text:span> (move) moves, or renames a file.</text:p>
      <text:p text:style-name="P4"/>
      <text:p text:style-name="P4"><text:tab/><text:tab/><text:span text:style-name="T2"># touch file4.txt</text:span></text:p>
      <text:p text:style-name="P10"><text:tab/><text:tab/># cat file4.txt</text:p>
      <text:p text:style-name="P4"/>
      <text:p text:style-name="P4"><text:span text:style-name="T1">touch</text:span> updates modification time on the specified file. <text:s/>If the file doesn’t exist, the default behaviour is to create an empty file.</text:p>
      <text:p text:style-name="P4"/>
      <text:p text:style-name="P4"><text:tab/><text:tab/><text:span text:style-name="T2"># ls -la</text:span></text:p>
      <text:p text:style-name="P4"/>
      <text:p text:style-name="P4">The first column represents the permissions on <text:span text:style-name="T1">file1.txt</text:span>. <text:s/>The three main permissions are read, write, and execute. <text:s/>Let’s interpret this by dividing it up:</text:p>
      <text:p text:style-name="P10"/>
      <text:p text:style-name="P10">-rw-r—r-- <text:s/>=&gt; “-”, “rw-”, “r--”.</text:p>
      <text:p text:style-name="P4"/>
      <text:p text:style-name="P4">The first “-” tells us this is a normal file. <text:s/>Then we have three sets of three characters. <text:s/>From left to right, these represent the permissions for different classes of user: owner of the file (root), the group owner (root), and all other users.</text:p>
      <text:p text:style-name="P4"/>
      <text:p text:style-name="P4">The permissions on a file are also known as the “mode”.</text:p>
      <text:p text:style-name="P4"/>
      <text:p text:style-name="P4"><text:span text:style-name="T2">file1.txt</text:span> is:</text:p>
      <text:p text:style-name="P4"/>
      <text:list xml:id="list19520079921" text:style-name="L1">
        <text:list-item>
          <text:p text:style-name="P20">readable and writeable by root (<text:span text:style-name="T2">rw-</text:span>)</text:p>
        </text:list-item>
        <text:list-item>
          <text:p text:style-name="P20">readable by the root group (<text:span text:style-name="T2">r--</text:span>)</text:p>
        </text:list-item>
        <text:list-item>
          <text:p text:style-name="P20">readable by all other users (<text:span text:style-name="T2">r--</text:span>)</text:p>
        </text:list-item>
      </text:list>
      <text:p text:style-name="P4"/>
      <text:p text:style-name="P4">Let’s look at the permissions on another file.</text:p>
      <text:p text:style-name="P4"/>
      <text:p text:style-name="P10"><text:tab/><text:tab/># cd bin</text:p>
      <text:p text:style-name="P10"><text:tab/><text:tab/># ls -l script1.sh</text:p>
      <text:p text:style-name="P12"><text:tab/><text:tab/>-rwxr-xr-x</text:p>
      <text:p text:style-name="P4"/>
      <text:p text:style-name="P4">The first “<text:span text:style-name="T5">-</text:span>” tells us this is a regular file. <text:s/></text:p>
      <text:p text:style-name="P4"/>
      <text:p text:style-name="P4"><text:span text:style-name="T1">script1.sh</text:span> is:</text:p>
      <text:p text:style-name="P4"><text:soft-page-break/></text:p>
      <text:list xml:id="list1645722071" text:style-name="L2">
        <text:list-item>
          <text:p text:style-name="P21">readable, writeable, and executable by root (<text:span text:style-name="T2">rwx</text:span>)</text:p>
        </text:list-item>
        <text:list-item>
          <text:p text:style-name="P21">readable and executable by the root group, (<text:span text:style-name="T2">r-x</text:span>)</text:p>
        </text:list-item>
        <text:list-item>
          <text:p text:style-name="P21">readable and executable by all other users (<text:span text:style-name="T2">r-x</text:span>)</text:p>
        </text:list-item>
      </text:list>
      <text:p text:style-name="P4"/>
      <text:p text:style-name="P4">“excutable” means we can run this file as a program.</text:p>
      <text:p text:style-name="P4"/>
      <text:p text:style-name="P4"><text:tab/><text:tab/><text:span text:style-name="T2"># ./script1.sh</text:span></text:p>
      <text:p text:style-name="P4"/>
      <text:p text:style-name="P4">How do we interpret the permissions on script2.sh?</text:p>
      <text:p text:style-name="P4"/>
      <text:p text:style-name="P4"><text:tab/><text:tab/><text:span text:style-name="T2"># ./script2.sh</text:span></text:p>
      <text:p text:style-name="P4"/>
      <text:p text:style-name="P4">To make this file executable, we use the <text:span text:style-name="T2">chmod</text:span> (change mode) command. <text:s/></text:p>
      <text:p text:style-name="P4"/>
      <text:p text:style-name="P4"><text:s text:c="14"/><text:span text:style-name="T2"># man chmod</text:span></text:p>
      <text:p text:style-name="P4">The syntax for this command is <text:span text:style-name="T2">chmod [filename] [permissions]</text:span></text:p>
      <text:p text:style-name="P4"/>
      <text:p text:style-name="P4">We’ll make script2.sh executable</text:p>
      <text:p text:style-name="P4"/>
      <text:p text:style-name="P4"><text:tab/><text:tab/><text:span text:style-name="T2"># chmod a+x script2.sh</text:span></text:p>
      <text:p text:style-name="P4"><text:tab/><text:tab/><text:span text:style-name="T2"># ls -l script2.sh</text:span></text:p>
      <text:p text:style-name="P10"><text:tab/><text:tab/># ./script2.sh</text:p>
      <text:p text:style-name="P4"/>
      <text:p text:style-name="P4">This adds executable rights to all users.</text:p>
      <text:p text:style-name="P4"/>
      <text:p text:style-name="P6">Note about directories:</text:p>
      <text:p text:style-name="P4"/>
      <text:p text:style-name="P4">Conceptually, a directory can be thought of as a folder containing files, or other folders. <text:s/></text:p>
      <text:p text:style-name="P4"/>
      <text:p text:style-name="P4">But a directory is really a special type of file that contains a list of files, and their respective inode numbers (inodes are the physical location of files on disk). <text:s/>In this sense they map names to numbers, (like a phone directory) .</text:p>
      <text:p text:style-name="P4"/>
      <text:p text:style-name="P4"><text:tab/><text:tab/><text:span text:style-name="T2"># cd</text:span></text:p>
      <text:p text:style-name="P10"><text:tab/><text:tab/># ls -l</text:p>
      <text:p text:style-name="P5"><text:span text:style-name="T2"><text:tab/><text:tab/>drwxr-xr-x 2 root root 4096 Mar 13 15:46 bin</text:span> </text:p>
      <text:p text:style-name="P4"/>
      <text:p text:style-name="P4">The <text:span text:style-name="T2">d</text:span> on the left indicates this is a special type of file (a directory). <text:s/>The <text:span text:style-name="T2">r</text:span> and <text:span text:style-name="T2">w</text:span> permissions stand for <text:s/>similar things as they do for regular files. </text:p>
      <text:p text:style-name="P4"/>
      <text:list xml:id="list1735907293" text:style-name="L3">
        <text:list-item>
          <text:p text:style-name="P22">To list files in a directory requires read permission on the directory</text:p>
        </text:list-item>
        <text:list-item>
          <text:p text:style-name="P22">To delete, add or rename a file in a directory requires write permission</text:p>
        </text:list-item>
        <text:list-item>
          <text:p text:style-name="P22">A directory can’t be a program. <text:s/>Execute permission allows a user to <text:span text:style-name="T2">cd</text:span> into the directory. It’s also known as <text:span text:style-name="T7">search</text:span> permission because it allows you to access the a file itself (the inode, which in this case contains a list of files and their inodes) by name.</text:p>
        </text:list-item>
      </text:list>
      <text:p text:style-name="P4"/>
      <text:p text:style-name="P10"><text:soft-page-break/><text:tab/><text:tab/># cd</text:p>
      <text:p text:style-name="P10"><text:tab/><text:tab/># mkdir foo</text:p>
      <text:p text:style-name="P4"/>
      <text:p text:style-name="P4">mkdir creates a directory</text:p>
      <text:p text:style-name="P4"/>
      <text:p text:style-name="P10"><text:tab/><text:tab/># cd foo</text:p>
      <text:p text:style-name="P10"><text:tab/><text:tab/># mkdir bar/baz</text:p>
      <text:p text:style-name="P4"/>
      <text:p text:style-name="P4">Why did this fail?</text:p>
      <text:p text:style-name="P4"/>
      <text:p text:style-name="P10"><text:tab/><text:tab/># mkdir -p bar/baz</text:p>
      <text:p text:style-name="P10"><text:tab/><text:tab/># man mkdir</text:p>
      <text:p text:style-name="P10"/>
      <text:p text:style-name="P10"><text:tab/><text:tab/># cd bar</text:p>
      <text:p text:style-name="P10"><text:tab/><text:tab/># rmdir baz</text:p>
      <text:p text:style-name="P4"/>
      <text:p text:style-name="P4"><text:span text:style-name="T1">rmdir</text:span> removes (deletes) a directory.</text:p>
      <text:p text:style-name="P4"/>
      <text:p text:style-name="P10"><text:tab/><text:tab/># cd</text:p>
      <text:p text:style-name="P10"><text:tab/><text:tab/># rmdir foo/bar</text:p>
      <text:p text:style-name="P4"/>
      <text:p text:style-name="P4">But <text:span text:style-name="T1">rmdir</text:span> fails on non-empty directories according to POSIX specification.</text:p>
      <text:p text:style-name="P4"/>
      <text:p text:style-name="P4"><text:tab/><text:tab/><text:span text:style-name="T2"># rm -r bar</text:span></text:p>
      <text:p text:style-name="P4"/>
      <text:p text:style-name="P4"><text:span text:style-name="T2">-r</text:span> is a common option in Linux tools to perform an action recursively (traverse directories). <text:s/></text:p>
      <text:p text:style-name="P4"/>
      <text:p text:style-name="P6">Part 3: More working with (text) files</text:p>
      <text:p text:style-name="P4"/>
      <text:p text:style-name="P4"><text:tab/><text:tab/><text:span text:style-name="T2"># cat words</text:span></text:p>
      <text:p text:style-name="P4"/>
      <text:p text:style-name="P4">This is a very long text file</text:p>
      <text:p text:style-name="P4"/>
      <text:p text:style-name="P4"><text:tab/><text:tab/><text:span text:style-name="T2"># more words</text:span></text:p>
      <text:p text:style-name="P4"/>
      <text:p text:style-name="P4">The <text:span text:style-name="T1">more</text:span> command allows you to scroll the file instead of printing it all at once on the screen. Like man, use the spacebar or up and down arrows to seek within the file, and <text:span text:style-name="T5">q to get out of </text:span><text:span text:style-name="T2">more</text:span>.</text:p>
      <text:p text:style-name="P4"/>
      <text:p text:style-name="P4"><text:tab/><text:tab/><text:span text:style-name="T2"># less words</text:span></text:p>
      <text:p text:style-name="P4"/>
      <text:p text:style-name="P4">The <text:span text:style-name="T1">less</text:span> command is similar to more, but is more widely used because more reads the entire file before it is displayed.</text:p>
      <text:p text:style-name="P4"/>
      <text:p text:style-name="P4">You can also search for strings (a string is a sequence of characters) using the forward slash (/) character within more or less to search after the current location, or a question mark (?) to search before your current location in the file.</text:p>
      <text:p text:style-name="P4"/>
      <text:p text:style-name="P4">Exit from less.</text:p>
      <text:p text:style-name="P4"><text:soft-page-break/></text:p>
      <text:p text:style-name="P4"><text:tab/><text:tab/><text:span text:style-name="T2"># grep unix words</text:span></text:p>
      <text:p text:style-name="P4"/>
      <text:p text:style-name="P4">The grep command, when given two arguments, a string and a file, will treat the string as a search pattern and match lines in the file containing the search pattern and print them to the screen.</text:p>
      <text:p text:style-name="P4"/>
      <text:p text:style-name="P4">By default, <text:span text:style-name="T1">grep</text:span> is case sensitive.</text:p>
      <text:p text:style-name="P4"/>
      <text:p text:style-name="P10"><text:tab/><text:tab/># grep abbai words</text:p>
      <text:p text:style-name="P10"><text:tab/><text:tab/># grep Abbai words</text:p>
      <text:p text:style-name="P10"><text:tab/><text:tab/># grep -i abbai words</text:p>
      <text:p text:style-name="P4"/>
      <text:p text:style-name="P4">The <text:span text:style-name="T2">-</text:span><text:span text:style-name="T1">i</text:span> (insensitive) option allows for case-insentive matching.</text:p>
      <text:p text:style-name="P4"/>
      <text:p text:style-name="P4"><text:tab/><text:tab/><text:span text:style-name="T2"># cat fruitlist.txt</text:span></text:p>
      <text:p text:style-name="P10"><text:tab/><text:tab/># grep -x fruitlist.txt</text:p>
      <text:p text:style-name="P4"/>
      <text:p text:style-name="P4">The <text:span text:style-name="T1">-x</text:span> (exact) option matches lines containing exactly, and only, the search pattern.</text:p>
      <text:p text:style-name="P4"/>
      <text:p text:style-name="P4"><text:tab/><text:tab/><text:span text:style-name="T2"># grep -v apple fruitlist.txt</text:span></text:p>
      <text:p text:style-name="P4"/>
      <text:p text:style-name="P4">The <text:span text:style-name="T1">-v </text:span>option prints all lines that <text:span text:style-name="T7">do not contain</text:span> the search pattern.</text:p>
      <text:p text:style-name="P4"/>
      <text:p text:style-name="P4"/>
      <text:p text:style-name="P6">Part 4: Quick look at Scripting</text:p>
      <text:p text:style-name="P4"/>
      <text:p text:style-name="P4">Let’s look inside the files we’ve been running.</text:p>
      <text:p text:style-name="P4"/>
      <text:p text:style-name="P4"><text:tab/><text:tab/><text:span text:style-name="T2"># cd ~/bin</text:span></text:p>
      <text:p text:style-name="P4"/>
      <text:p text:style-name="P4">The tilde (<text:span text:style-name="T2">~</text:span>) is shorthand for the absolute path to your user’s home directory.</text:p>
      <text:p text:style-name="P4"/>
      <text:p text:style-name="P4"><text:tab/><text:tab/><text:span text:style-name="T2"># cat script1.sh</text:span></text:p>
      <text:p text:style-name="P4"/>
      <text:p text:style-name="P4">The <text:span text:style-name="T2">#!</text:span>, known as an <text:span text:style-name="T7">interpreter line</text:span>, <text:span text:style-name="T7">hashbang</text:span> or <text:span text:style-name="T7">shebang</text:span>, tells the OS which program to use to interpret, or run, the file, by providing the absolute path to the program. In this case the program is <text:span text:style-name="T2">bash</text:span>, but it could be <text:span text:style-name="T2">python</text:span>, <text:span text:style-name="T2">perl</text:span>, another shell or any interpreted language. </text:p>
      <text:p text:style-name="P4"/>
      <text:p text:style-name="P4">In this case, everything below the <text:span text:style-name="T7">shebang</text:span> will be run as if it was typed into a an interactive terminal running <text:span text:style-name="T1">bash</text:span>.</text:p>
      <text:p text:style-name="P4"/>
      <text:p text:style-name="P4">As is the case with many programming languages, lines starting with <text:span text:style-name="T1">#</text:span> are ignored.</text:p>
      <text:p text:style-name="P4"/>
      <text:p text:style-name="P4">Bash scripts can also contain variables.</text:p>
      <text:p text:style-name="P4"/>
      <text:p text:style-name="P4"><text:tab/><text:tab/><text:span text:style-name="T2"># cat script2.sh</text:span></text:p>
      <text:p text:style-name="P4"/>
      <text:p text:style-name="P4"><text:soft-page-break/>Variables are assigned with the equals sign, with no spaces.</text:p>
      <text:p text:style-name="P4"/>
      <text:p text:style-name="P4">They are accessed by preceding the variable name with $.</text:p>
      <text:p text:style-name="P4"/>
      <text:p text:style-name="P4">Bash also has flow control, conditionals, etc like other programming languages, but we’ll get to that at a later stage.</text:p>
      <text:p text:style-name="P4"/>
      <text:p text:style-name="P6">Part 5: Variables and the Environment</text:p>
      <text:p text:style-name="P4"/>
      <text:p text:style-name="P4">Indeed, the bash session you’re running has several variables set. <text:s/>These are known as <text:span text:style-name="T7">environment variables</text:span>.</text:p>
      <text:p text:style-name="P4"/>
      <text:p text:style-name="P4">Generally the programs you run will have access to these variables, which is why, taken together, they are known as the <text:span text:style-name="T5">environment</text:span>.</text:p>
      <text:p text:style-name="P4"/>
      <text:p text:style-name="P10"><text:tab/><text:tab/># echo $HOME</text:p>
      <text:p text:style-name="P10"><text:tab/><text:tab/># echo $SHELL</text:p>
      <text:p text:style-name="P10"><text:tab/><text:tab/># echo $PWD</text:p>
      <text:p text:style-name="P10"><text:tab/><text:tab/># echo $SSH_CLIENT</text:p>
      <text:p text:style-name="P10"><text:tab/><text:tab/># echo $PATH</text:p>
      <text:p text:style-name="P4"/>
      <text:p text:style-name="P4">Let’s look at <text:span text:style-name="T2">$PATH</text:span>.</text:p>
      <text:p text:style-name="P4"/>
      <text:p text:style-name="P4">All the commands we’ve been using so far are actually executable files on the file system.</text:p>
      <text:p text:style-name="P4"/>
      <text:p text:style-name="P4">Why can we run some programs on the commandline by referencing them by name, while others (like the two scripts we’ve been working with in <text:span text:style-name="T1">~/bin</text:span>, we must call from the directory they live in, (or by their absolute path)?</text:p>
      <text:p text:style-name="P4"/>
      <text:p text:style-name="P10"><text:s/><text:tab/><text:tab/># cd</text:p>
      <text:p text:style-name="P10"><text:tab/><text:tab/># /bin/ls</text:p>
      <text:p text:style-name="P10"><text:tab/><text:tab/># ls</text:p>
      <text:p text:style-name="P10"><text:tab/><text:tab/># script1.sh</text:p>
      <text:p text:style-name="P4"/>
      <text:p text:style-name="P4">The <text:span text:style-name="T2">$PATH</text:span> environment variable is a list of directory names separated by colon characters. When you type in a command name, the system searches through the <text:span text:style-name="T2">$PATH</text:span> entires from left to right, looking for a file name that matches the command name.</text:p>
      <text:p text:style-name="P4"/>
      <text:p text:style-name="P4">In this case, the system found a file called <text:span text:style-name="T1">ls</text:span> in <text:span text:style-name="T1">/bin</text:span>, and so we ran it.</text:p>
      <text:p text:style-name="P4"/>
      <text:p text:style-name="P10"><text:tab/><text:tab/># PATH=~/bin:$PATH </text:p>
      <text:p text:style-name="P10"><text:s/><text:tab/><text:tab/># echo $PATH</text:p>
      <text:p text:style-name="P10"><text:tab/><text:tab/># cd</text:p>
      <text:p text:style-name="P10"><text:tab/><text:tab/># script2.sh</text:p>
      <text:p text:style-name="P4"/>
      <text:p text:style-name="P4">Now, <text:span text:style-name="T1">/root/bin </text:span>(the tilde is short for the home directory, which for root is <text:span text:style-name="T1">/root</text:span>) is in the path, we can access the executables in that dir regardless of our present working directory.</text:p>
      <text:p text:style-name="P4"/>
      <text:p text:style-name="P4"><text:soft-page-break/><text:tab/><text:tab/><text:span text:style-name="T2"># set</text:span></text:p>
      <text:p text:style-name="P4"/>
      <text:p text:style-name="P4">Shows all the current shell variables.</text:p>
      <text:p text:style-name="P4"/>
      <text:p text:style-name="P6">Part 6: File system layout</text:p>
      <text:p text:style-name="P4"/>
      <text:p text:style-name="P4">There are some file system layout conventions which are generally adhered to by Linux distributions and other UNIX-like operating systems.</text:p>
      <text:p text:style-name="P4"/>
      <text:p text:style-name="P4">http://en.wikipedia.org/wiki/Filesystem_Hierarchy_Standard</text:p>
      <text:p text:style-name="P4"/>
      <text:p text:style-name="P4">All files and directories appear under the root directory, “/”. <text:s/>This is in contrast to Windows, where different volumes have their own, separate hierarchies (<text:a xlink:type="simple" xlink:href="../../../../../C:/">C:\</text:a>, ), etc.</text:p>
      <text:p text:style-name="P4"/>
      <text:p text:style-name="P10"><text:tab/><text:tab/># cd /</text:p>
      <text:p text:style-name="P10"><text:tab/><text:tab/># ls</text:p>
      <text:p text:style-name="P4"/>
      <text:list xml:id="list895752950" text:style-name="L4">
        <text:list-item>
          <text:p text:style-name="P23"><text:span text:style-name="T1">/bin</text:span>: essential command binaries (compiled programs)</text:p>
        </text:list-item>
        <text:list-item>
          <text:p text:style-name="P23"><text:span text:style-name="T1">/boot</text:span>: files needed to boot (kernel, ramdisk image, bootloader configs)</text:p>
        </text:list-item>
        <text:list-item>
          <text:p text:style-name="P23"><text:span text:style-name="T1">/dev</text:span>: device files</text:p>
        </text:list-item>
        <text:list-item>
          <text:p text:style-name="P23"><text:span text:style-name="T1">/etc</text:span>: configuration files</text:p>
        </text:list-item>
        <text:list-item>
          <text:p text:style-name="P23"><text:span text:style-name="T1">/home</text:span>: user home directories</text:p>
        </text:list-item>
        <text:list-item>
          <text:p text:style-name="P23"><text:span text:style-name="T1">/lib</text:span>: essential libraries</text:p>
        </text:list-item>
        <text:list-item>
          <text:p text:style-name="P23"><text:span text:style-name="T1">/lib*</text:span>: other libraries</text:p>
        </text:list-item>
        <text:list-item>
          <text:p text:style-name="P23"><text:span text:style-name="T1">/media</text:span>: mount points for removable media</text:p>
        </text:list-item>
        <text:list-item>
          <text:p text:style-name="P23"><text:span text:style-name="T1">/mnt</text:span>: temporarily mounted filesystems</text:p>
        </text:list-item>
        <text:list-item>
          <text:p text:style-name="P23"><text:span text:style-name="T1">/opt</text:span>: “optional” packages</text:p>
        </text:list-item>
        <text:list-item>
          <text:p text:style-name="P23"><text:span text:style-name="T1">/proc</text:span>: “virtual filesystem” with information about processes and kernel info</text:p>
        </text:list-item>
        <text:list-item>
          <text:p text:style-name="P23"><text:span text:style-name="T1">/root</text:span>: root’s home dir</text:p>
        </text:list-item>
        <text:list-item>
          <text:p text:style-name="P23"><text:span text:style-name="T1">/sbin</text:span>: system binaries </text:p>
        </text:list-item>
        <text:list-item>
          <text:p text:style-name="P23"><text:span text:style-name="T1">/srv</text:span>: data served by the system</text:p>
        </text:list-item>
        <text:list-item>
          <text:p text:style-name="P23"><text:span text:style-name="T1">/sys</text:span>: a virtual filesystem a little like /<text:span text:style-name="T1">dev</text:span> and a little like <text:span text:style-name="T1">/proc</text:span> (on modern Linuxes)</text:p>
        </text:list-item>
        <text:list-item>
          <text:p text:style-name="P23"><text:span text:style-name="T1">/tmp</text:span>: a directory with special permissions to store temporary files</text:p>
        </text:list-item>
        <text:list-item>
          <text:p text:style-name="P23"><text:span text:style-name="T1">/usr</text:span>: secondary hierachy for user data</text:p>
        </text:list-item>
        <text:list-item>
          <text:p text:style-name="P23"><text:span text:style-name="T1">/var</text:span>: variable files: logs, spool files, process ID files...</text:p>
        </text:list-item>
      </text:list>
      <text:p text:style-name="P4"/>
      <text:p text:style-name="P4"/>
      <text:p text:style-name="P4"/>
      <text:p text:style-name="P4"/>
      <text:p text:style-name="P4"/>
      <text:p text:style-name="P4"/>
      <text:p text:style-name="P4"/>
      <text:p text:style-name="P4"/>
      <text:p text:style-name="P4"/>
      <text:p text:style-name="P4"/>
      <text:p text:style-name="P8"><text:soft-page-break/><text:span text:style-name="T10">Part 7: User management</text:span></text:p>
      <text:p text:style-name="P4"/>
      <text:p text:style-name="P4"><text:tab/><text:tab/><text:span text:style-name="T2"># id</text:span></text:p>
      <text:p text:style-name="P4"/>
      <text:p text:style-name="P4">You are logged into your VM as root, which is the administrative user on a system and the one with full privileges. <text:s/>Typically you want to be root only for administrative tasks, so create a user for yourself.</text:p>
      <text:p text:style-name="P4"/>
      <text:p text:style-name="P10"><text:tab/><text:tab/># adduser [username]</text:p>
      <text:p text:style-name="P10"><text:tab/><text:tab/># su – [username]</text:p>
      <text:p text:style-name="P10"/>
      <text:p text:style-name="P4">adduser creates the specified user with default settings. <text:s/><text:span text:style-name="T2">su – [username]</text:span> (switch/substitute user) changes your <text:span text:style-name="T7">effective user id</text:span> to that of [username].</text:p>
      <text:p text:style-name="P4"/>
      <text:p text:style-name="P4"><text:tab/><text:tab/><text:span text:style-name="T2"># passwd [username]</text:span></text:p>
      <text:p text:style-name="P4"/>
      <text:p text:style-name="P4">Give your new user a password.</text:p>
      <text:p text:style-name="P4"/>
      <text:p text:style-name="P10"><text:tab/><text:tab/># id</text:p>
      <text:p text:style-name="P10"><text:tab/><text:tab/># cat /etc/passwd</text:p>
      <text:p text:style-name="P4"/>
      <text:p text:style-name="P4">User accounts are tracked in a file called <text:span text:style-name="T1">/etc/passwd</text:span>. <text:s/>Information is in the following fields:</text:p>
      <text:p text:style-name="P4"/>
      <text:list xml:id="list1045161797" text:style-name="L5">
        <text:list-item>
          <text:p text:style-name="P24">user name</text:p>
        </text:list-item>
        <text:list-item>
          <text:p text:style-name="P24">formerly a password hash was stored here, on modern systems this is stored in /etc/shadow because /etc/passwd must be world-readable.</text:p>
        </text:list-item>
        <text:list-item>
          <text:p text:style-name="P24">UID, a numerical identifier</text:p>
        </text:list-item>
        <text:list-item>
          <text:p text:style-name="P24">GID, numerical identifier of the user’s default group</text:p>
        </text:list-item>
        <text:list-item>
          <text:p text:style-name="P24">A comment field, can contain a user’s real name</text:p>
        </text:list-item>
        <text:list-item>
          <text:p text:style-name="P24">The user’s home directory</text:p>
        </text:list-item>
        <text:list-item>
          <text:p text:style-name="P24">The user’s default shell</text:p>
          <text:p text:style-name="P24"/>
        </text:list-item>
      </text:list>
      <text:p text:style-name="P4">Let’s take a moment to look at the file system hierachy. </text:p>
      <text:p text:style-name="P4"/>
      <text:p text:style-name="P10"><text:tab/><text:tab/># cd /etc</text:p>
      <text:p text:style-name="P10"><text:tab/><text:tab/># ls</text:p>
      <text:p text:style-name="P4"/>
      <text:p text:style-name="P4"><text:span text:style-name="T1">/etc/</text:span> is the standard location for system configuration files. <text:s/>The <text:span text:style-name="T1">passwd</text:span> and <text:span text:style-name="T1">shadow</text:span> files are stored there, as well as configuration files for various utilities and system stuff.</text:p>
      <text:p text:style-name="P4"/>
      <text:p text:style-name="P4"><text:tab/><text:tab/><text:span text:style-name="T2"># exit</text:span></text:p>
      <text:p text:style-name="P4"/>
      <text:p text:style-name="P4">Now we’re root again, because when we used su, we launched a “child” shell. We don’t want to do things as root all the time, so we’ll use a program called sudo, which is configured in /etc/sudoers.</text:p>
      <text:p text:style-name="P4"/>
      <text:p text:style-name="P4"><text:tab/><text:tab/><text:span text:style-name="T2"># nano /etc/sudoers</text:span></text:p>
      <text:p text:style-name="P4"/>
      <text:p text:style-name="P4"/>
      <text:p text:style-name="P4"/>
      <text:p text:style-name="P4"><text:soft-page-break/>This is the standard default sudoers file, which contains examples.</text:p>
      <text:p text:style-name="P4"/>
      <text:p text:style-name="P10">## Allows people in group wheel to run all commands </text:p>
      <text:p text:style-name="P10"># %wheel<text:tab/>ALL=(ALL)<text:tab/>ALL </text:p>
      <text:p text:style-name="P4"/>
      <text:p text:style-name="P4">Like many programming languages, generally a hash AKA number sign at the beginning of a line indicates a comment. Deleting the <text:span text:style-name="T2"># </text:span>on the line above will <text:span text:style-name="T7">uncomment</text:span> it, ie make it effective.</text:p>
      <text:p text:style-name="P4"/>
      <text:p text:style-name="P4">With this line uncommented, users in group <text:span text:style-name="T4">wheel</text:span> will have access rights via <text:span text:style-name="T3">sudo</text:span> (superuser-do). Save and exit.</text:p>
      <text:p text:style-name="P4"/>
      <text:p text:style-name="P10"><text:tab/><text:tab/># usermod -G wheel,[primary group] [username]</text:p>
      <text:p text:style-name="P10"><text:tab/><text:tab/># groups [username]</text:p>
      <text:p text:style-name="P4"/>
      <text:p text:style-name="P4">Now you’re in group wheel, and have access to <text:span text:style-name="T1">sudo</text:span>.</text:p>
      <text:p text:style-name="P4"/>
      <text:p text:style-name="P4"><text:tab/><text:tab/><text:span text:style-name="T2"># exit</text:span></text:p>
      <text:p text:style-name="P4"/>
      <text:p text:style-name="P4">Log in again as your regular user.</text:p>
      <text:p text:style-name="P4"/>
      <text:p text:style-name="P4"><text:tab/><text:tab/><text:span text:style-name="T2"># pwd</text:span></text:p>
      <text:p text:style-name="P11"/>
      <text:p text:style-name="P4">Your home directory is now <text:span text:style-name="T1">/home/[username]</text:span>.</text:p>
      <text:p text:style-name="P4"/>
      <text:p text:style-name="P4"><text:tab/><text:tab/><text:span text:style-name="T2"># cat /var/log/messages</text:span></text:p>
      <text:p text:style-name="P4"/>
      <text:p text:style-name="P4">/var/log/messages is a general system activity log. <text:s/>By default it’s not readable by regular users.</text:p>
      <text:p text:style-name="P4"/>
      <text:p text:style-name="P4"><text:tab/><text:tab/><text:span text:style-name="T2"># sudo cat /var/log/messages</text:span></text:p>
      <text:p text:style-name="P4"/>
      <text:p text:style-name="P4">The <text:span text:style-name="T1">sudo</text:span> command takes commands you want to run as arguments. You can think of it as a wrapper around your commands to run them with elevated privileges (as root). That said, it can be configured to be much more granular, allowing (or disallowing) access to commands or groups of commands.</text:p>
      <text:p text:style-name="P4"/>
      <text:p text:style-name="P4"><text:tab/><text:tab/><text:span text:style-name="T2"># sudo su -</text:span></text:p>
      <text:p text:style-name="P8"/>
      <text:p text:style-name="P4">You can also use sudo to run <text:span text:style-name="T2">su</text:span> and open a root shell.</text:p>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Part 8: File Archives</text:p>
      <text:p text:style-name="P6"/>
      <text:p text:style-name="P9">Working with file archives on the command line is pretty common in Linux, especially when dealing with source code. </text:p>
      <text:p text:style-name="P6"/>
      <text:p text:style-name="P9">You are probably familiar with .zip files, compressed archives of a file or file hierarchy. In Linux the <text:span text:style-name="T1">zip</text:span> and <text:span text:style-name="T1">unzip</text:span> commands are provided to deal with these files.</text:p>
      <text:p text:style-name="P9"/>
      <text:p text:style-name="P13"><text:tab/><text:tab/># cd ~/files</text:p>
      <text:p text:style-name="P13"><text:tab/><text:tab/># unzip pg2814.zip</text:p>
      <text:p text:style-name="P13"><text:tab/><text:tab/># ls </text:p>
      <text:p text:style-name="P9"/>
      <text:p text:style-name="P9"><text:span text:style-name="T1">unzip</text:span> takes one argument, the file name you wish to uncompress. It leaves the original archive in place.</text:p>
      <text:p text:style-name="P9"/>
      <text:p text:style-name="P9">By convention, ZIP archives are given the .zip file extension. <text:span text:style-name="T1">zip</text:span> and <text:span text:style-name="T1">unzip</text:span> are unusual in that they create files with a zip extenstion by default.</text:p>
      <text:p text:style-name="P9"/>
      <text:p text:style-name="P9"><text:tab/><text:tab/><text:span text:style-name="T2"># unzip pg2814</text:span><text:tab/><text:tab/> </text:p>
      <text:p text:style-name="P9"/>
      <text:p text:style-name="P9">Works just as well.</text:p>
      <text:p text:style-name="P9"/>
      <text:p text:style-name="P9"><text:tab/><text:tab/><text:span text:style-name="T2"># zip lorem.zip lorem.txt</text:span></text:p>
      <text:p text:style-name="P13"><text:tab/><text:tab/># ls</text:p>
      <text:p text:style-name="P9"/>
      <text:p text:style-name="P9">To create a compressed archive, invoke <text:span text:style-name="T1">zip</text:span> with two arguments, first, the name of the archive to create, then the name of the file you wish to compress (the infile).</text:p>
      <text:p text:style-name="P9"/>
      <text:p text:style-name="P9"><text:tab/><text:tab/><text:span text:style-name="T2"># unzip -l lorem.zip</text:span></text:p>
      <text:p text:style-name="P9"/>
      <text:p text:style-name="P9">To view the contents of a zip file without exploding the archive, pass the -l option to unzip.</text:p>
      <text:p text:style-name="P9"/>
      <text:p text:style-name="P9"><text:tab/><text:tab/><text:span text:style-name="T2"># man zip</text:span></text:p>
      <text:p text:style-name="P9"/>
      <text:p text:style-name="P9"><text:span text:style-name="T1">zip</text:span> allows you to manipulate archives in complex ways, but most commonly you will be dealing with packing and unpacking zip files.</text:p>
      <text:p text:style-name="P9"/>
      <text:p text:style-name="P9">Another common archive utility is tar. tar does not perform compression, but saves many files together in a single archive. The name is derived from tape archive.</text:p>
      <text:p text:style-name="P9"/>
      <text:p text:style-name="P13"><text:tab/><text:tab/># ls</text:p>
      <text:p text:style-name="P13"><text:tab/><text:tab/># tar -xvf rogue0895.tar</text:p>
      <text:p text:style-name="P9"/>
      <text:p text:style-name="P9"/>
      <text:p text:style-name="P9"/>
      <text:p text:style-name="P9"/>
      <text:p text:style-name="P9"/>
      <text:p text:style-name="P9"><text:soft-page-break/>Options to pass to tar to extract the archive:</text:p>
      <text:p text:style-name="P9"/>
      <text:list xml:id="list1476577939" text:style-name="L6">
        <text:list-item>
          <text:p text:style-name="P27"><text:span text:style-name="T5">-x</text:span>, extract</text:p>
        </text:list-item>
        <text:list-item>
          <text:p text:style-name="P27"><text:span text:style-name="T5">-v</text:span>, verbose</text:p>
        </text:list-item>
        <text:list-item>
          <text:p text:style-name="P27"><text:span text:style-name="T5">-f</text:span> file <text:span text:style-name="T1">&lt;filename&gt;</text:span></text:p>
        </text:list-item>
      </text:list>
      <text:p text:style-name="P9"/>
      <text:p text:style-name="P9">As the distant origin of the name suggests, tar has a long legacy and as a result there are many ways to invoke the command. </text:p>
      <text:p text:style-name="P9">We'll use it in the way that's most consistent with the tools we've been using.</text:p>
      <text:p text:style-name="P9"/>
      <text:p text:style-name="P9"><text:tab/><text:span text:style-name="T2"><text:tab/># cd rogue095</text:span></text:p>
      <text:p text:style-name="P13"><text:tab/><text:tab/># ls</text:p>
      <text:p text:style-name="P9"/>
      <text:p text:style-name="P9">The archive contains a directory structure (<text:span text:style-name="T1">zip</text:span> can also do this).</text:p>
      <text:p text:style-name="P9"/>
      <text:p text:style-name="P13"><text:tab/><text:tab/># cd ..</text:p>
      <text:p text:style-name="P13"><text:tab/><text:tab/># ls acidwarp</text:p>
      <text:p text:style-name="P13"><text:tab/><text:tab/># tar -cvf acidwarp.tar acidwarp</text:p>
      <text:p text:style-name="P9"/>
      <text:p text:style-name="P9">Options to pass to tar to extract the archive:</text:p>
      <text:p text:style-name="P9"/>
      <text:list xml:id="list2007534683" text:continue-numbering="true" text:style-name="L6">
        <text:list-item>
          <text:p text:style-name="P27"><text:span text:style-name="T5">-c</text:span>, compress</text:p>
        </text:list-item>
        <text:list-item>
          <text:p text:style-name="P27"><text:span text:style-name="T5">-v</text:span>, verbose</text:p>
        </text:list-item>
        <text:list-item>
          <text:p text:style-name="P27"><text:span text:style-name="T5">-f</text:span> file <text:span text:style-name="T1">&lt;filename&gt;</text:span></text:p>
        </text:list-item>
      </text:list>
      <text:p text:style-name="P9"/>
      <text:p text:style-name="P9">To create a new archive, pass the <text:span text:style-name="T5">-c </text:span>option. Provide the desired name of the archive and the file or directory to include.</text:p>
      <text:p text:style-name="P9"/>
      <text:p text:style-name="P9">Tar doesn't append .tar to your filename if you omit it.</text:p>
      <text:p text:style-name="P9"/>
      <text:p text:style-name="P9">Tar archives are commonly known as tarballs, and tar is often used in conjunction with a compression program, commonly <text:span text:style-name="T1">gzip</text:span>, but sometimes <text:span text:style-name="T1">bzip2</text:span> or <text:span text:style-name="T1">lzma</text:span>.<text:span text:style-name="T9"><text:tab/></text:span></text:p>
      <text:p text:style-name="P6"/>
      <text:p text:style-name="P9">Files with the extension .tar.gz or .tgz are usually gzipped tar archives. This is the most common format used in the distribution of source code.</text:p>
      <text:p text:style-name="P9"/>
      <text:p text:style-name="P9"><text:span text:style-name="T1">gzip</text:span> and <text:span text:style-name="T1">gunzip</text:span> are used to work with gzip archives.</text:p>
      <text:p text:style-name="P9"/>
      <text:p text:style-name="P9"><text:tab/><text:tab/><text:span text:style-name="T2"># gunzip nsnake-2.0.0.tar.gz</text:span></text:p>
      <text:p text:style-name="P9"/>
      <text:p text:style-name="P9">Provide the name of the archive.</text:p>
      <text:p text:style-name="P9"/>
      <text:p text:style-name="P9">Remember you can use tab: complete...</text:p>
      <text:p text:style-name="P9"/>
      <text:p text:style-name="P9">Unlike <text:span text:style-name="T1">zip</text:span> and <text:span text:style-name="T1">tar</text:span>, gzip operates on files in place, in other words, your original file is replaced by its archive and given a .gz extension.</text:p>
      <text:p text:style-name="P9"/>
      <text:p text:style-name="P13"><text:soft-page-break/><text:tab/><text:tab/># gzip snake-2.0.0.tar</text:p>
      <text:p text:style-name="P13"/>
      <text:p text:style-name="P13"><text:tab/><text:tab/># gzip acidwarp</text:p>
      <text:p text:style-name="P9"/>
      <text:p text:style-name="P9"><text:span text:style-name="T1">gzip</text:span> operates only on individual files, not directories.</text:p>
      <text:p text:style-name="P9"/>
      <text:p text:style-name="P9"><text:span text:style-name="T1">tar</text:span> also provides built in support for <text:span text:style-name="T1">gzip</text:span>, as well as other compression formats, so you can uncompress and unarchive in one step.</text:p>
      <text:p text:style-name="P9"/>
      <text:p text:style-name="P9"><text:tab/><text:tab/><text:span text:style-name="T2"># tar -xvzf nsnake-2.0.0.tar.gz</text:span></text:p>
      <text:p text:style-name="P9"/>
      <text:p text:style-name="P9">Use the <text:span text:style-name="T5">-z</text:span> flag, in both 'create' and 'extract' mode (<text:span text:style-name="T5">-c</text:span>, <text:span text:style-name="T5">-x</text:span>).</text:p>
      <text:p text:style-name="P9"/>
      <text:p text:style-name="P9"><text:tab/><text:tab/><text:span text:style-name="T2"># tar -cvzf nsake-2.0.0.tar.gz nsnake-2.0.0/</text:span></text:p>
      <text:p text:style-name="P9"/>
      <text:p text:style-name="P9">However, <text:span text:style-name="T1">tar</text:span> will not add the .gz extension, you need to do so explicitly.</text:p>
      <text:p text:style-name="P6"/>
      <text:p text:style-name="P6">Part 9: Redirection </text:p>
      <text:p text:style-name="P6"/>
      <text:p text:style-name="Quotations"><text:span text:style-name="T7">This is the Unix philosophy: Write </text:span><text:a xlink:type="simple" xlink:href="http://en.wikipedia.org/wiki/Computer_program"><text:span text:style-name="T7">programs</text:span></text:a><text:span text:style-name="T7"> that do one thing and do it well. Write programs to work together. Write programs to handle </text:span><text:a xlink:type="simple" xlink:href="http://en.wikipedia.org/wiki/Standard_streams"><text:span text:style-name="T7">text streams</text:span></text:a><text:span text:style-name="T7">, because that is a universal interface</text:span>. -Doug McIlroy</text:p>
      <text:p text:style-name="P16">Many unix commands take text as output and produce text as output. Program output can be written, or redirected to a file on disk</text:p>
      <text:p text:style-name="P10"><text:tab/><text:tab/># cd </text:p>
      <text:p text:style-name="P10"><text:tab/><text:tab/># ps -ef</text:p>
      <text:p text:style-name="Standard"/>
      <text:p text:style-name="Standard">The <text:span text:style-name="T1">ps</text:span> command prints information about the processes, or programs running on a system.</text:p>
      <text:p text:style-name="Standard"/>
      <text:p text:style-name="Standard"><text:tab/><text:tab/><text:span text:style-name="T2"># ps -ef &gt; p.txt</text:span></text:p>
      <text:p text:style-name="Standard"/>
      <text:p text:style-name="Standard">The &gt; symbol redirects the output of ps to a file, p.txt. <text:s/>If the file exists, it will be overwritten.</text:p>
      <text:p text:style-name="Standard"/>
      <text:p text:style-name="Standard"><text:tab/><text:tab/><text:span text:style-name="T2"># echo “foo” &gt;&gt; p.txt</text:span></text:p>
      <text:p text:style-name="Standard"/>
      <text:p text:style-name="Standard">&gt;&gt; appends the output of a command to the end of the file.</text:p>
      <text:p text:style-name="Standard"/>
      <text:p text:style-name="Standard"><text:tab/><text:tab/><text:span text:style-name="T2"># echo “bar” &gt; p.txt</text:span></text:p>
      <text:p text:style-name="Standard"/>
      <text:p text:style-name="Standard">Again, the &gt; symbol redirects output to a new file, overwriting it if it exists.</text:p>
      <text:p text:style-name="Standard"/>
      <text:p text:style-name="Standard"><text:tab/><text:tab/><text:span text:style-name="T2"># <text:s/>foobar &gt; foobar.txt</text:span></text:p>
      <text:p text:style-name="Standard"/>
      <text:p text:style-name="Standard"/>
      <text:p text:style-name="Standard">You’ll notice that the output of the bogus foobar command was not redirected to foobar.txt. This is <text:soft-page-break/>because programs in Linux typically write two different kinds of output, standard out and standard error, commonly referenced as <text:span text:style-name="T11">stdout</text:span> and <text:span text:style-name="T5">stderr</text:span>. </text:p>
      <text:p text:style-name="Standard"/>
      <text:p text:style-name="Standard">Programs usually write warning or error text to <text:span text:style-name="T5">stdout</text:span>, and regular output to <text:span text:style-name="T5">stdin</text:span>.</text:p>
      <text:p text:style-name="Standard"/>
      <text:p text:style-name="Standard">These are known as file descriptors 1 and 2 (fd 0 is standard in). <text:s/>When we redirect <text:span text:style-name="T5">stdout</text:span>, <text:span text:style-name="T5">stderr</text:span>, or <text:span text:style-name="T5">stdin</text:span>, we are really redirecting streams of bytes from the screen (or input device) to files.</text:p>
      <text:p text:style-name="Standard"/>
      <text:p text:style-name="P10"><text:tab/><text:tab/># foobar 2&gt; foobar.txt </text:p>
      <text:p text:style-name="P10"><text:tab/><text:tab/># cat foobar.txt</text:p>
      <text:p text:style-name="Standard"/>
      <text:p text:style-name="Standard">&gt; is actually the same as 1&gt;. To redirect both <text:span text:style-name="T5">stderr</text:span> and <text:span text:style-name="T5">stdout</text:span>, you can use &amp;&gt;.</text:p>
      <text:p text:style-name="Standard"/>
      <text:p text:style-name="P6">Part 9: Pipes</text:p>
      <text:p text:style-name="Standard"/>
      <text:p text:style-name="Standard">We can also redirect output from one command to the input of another, using the |, or pipe symbol.</text:p>
      <text:p text:style-name="Standard"/>
      <text:p text:style-name="Standard"><text:tab/><text:tab/><text:span text:style-name="T2"># ps -ef |grep init</text:span></text:p>
      <text:p text:style-name="Standard"/>
      <text:p text:style-name="Standard">We’ve already learned the <text:span text:style-name="T1">grep</text:span> command, which prints text matching a pattern. In this case, we return all lines containing the string “init”. These lines correspond to the <text:span text:style-name="T1">init</text:span> process (the parent of all processes on the system, and the grep process we just invoked (because its command line included the “init” string.</text:p>
      <text:p text:style-name="Standard"/>
      <text:p text:style-name="Standard"><text:tab/><text:tab/><text:span text:style-name="T2"># ps -ef |grep init |grep -v grep</text:span></text:p>
      <text:p text:style-name="Standard"/>
      <text:p text:style-name="Standard">We can chain commands together to our heart’s content.</text:p>
      <text:p text:style-name="Standard"/>
      <text:p text:style-name="Standard">The string of commands we just invoked is known as a pipeline. By chaining together a collection of the small tools available in Linux, it’s possible to do complicated string formatting, building commands, formatting data files, creating reports... etc etc.</text:p>
      <text:p text:style-name="Standard"/>
      <text:p text:style-name="P10"><text:tab/><text:tab/># grep foo words | less</text:p>
      <text:p text:style-name="P10"/>
      <text:p text:style-name="P10"><text:tab/><text:tab/># ps -ef | tee processes.txt | more</text:p>
      <text:p text:style-name="Standard"/>
      <text:p text:style-name="Standard">The <text:span text:style-name="T1">tee</text:span> command gives us the ability to redirect output to a file and still pass it along in the pipeline.</text:p>
      <text:p text:style-name="Standard"/>
      <text:p text:style-name="Standard"><text:tab/><text:tab/><text:span text:style-name="T2"># grep foo words | wc -l</text:span></text:p>
      <text:p text:style-name="Standard"/>
      <text:p text:style-name="Standard">The <text:span text:style-name="T1">wc</text:span> command (word count) returns the number of words (<text:span text:style-name="T5">-l</text:span>), characters (<text:span text:style-name="T5">-m</text:span>), bytes (<text:span text:style-name="T5">-c</text:span>) or lines (<text:span text:style-name="T5">-l</text:span>) in a file.</text:p>
      <text:p text:style-name="Standard"/>
      <text:p text:style-name="Standard"><text:s/><text:tab/><text:tab/><text:span text:style-name="T2"># grep $HOSTNAME /etc/hosts |expand | cut -d' ' -f1</text:span></text:p>
      <text:p text:style-name="Standard"/>
      <text:p text:style-name="Standard">The <text:span text:style-name="T1">expand</text:span> command converts tabs to spaces.</text:p>
      <text:p text:style-name="Standard"/>
      <text:p text:style-name="Standard"/>
      <text:p text:style-name="Standard"><text:soft-page-break/>The <text:span text:style-name="T1">cut</text:span> command “cuts out” selected fields in a file. You specify a delimeter with <text:span text:style-name="T5">-d</text:span> (immediately following the option, and which field to print with <text:span text:style-name="T5">-f</text:span>.</text:p>
      <text:p text:style-name="Standard"/>
      <text:p text:style-name="Standard">Pipelines and processing text streams with filters form part of the philosophy and elegant beauty of UNIX and UNIX-like operating systems! <text:span text:style-name="T5">&lt;3</text:span></text:p>
      <text:p text:style-name="Standard"/>
      <text:p text:style-name="P6">Part 9: More Scripting</text:p>
      <text:p text:style-name="P6"><text:span text:style-name="T12"/></text:p>
      <text:p text:style-name="P6"><text:span text:style-name="T12">As we learned earlier, when writing a bash script, we preface the file with the following </text:span><text:span text:style-name="T14">interpreter line, </text:span><text:span text:style-name="T15">AKA</text:span><text:span text:style-name="T14"> shebang, or hashbang</text:span><text:span text:style-name="T12">:</text:span></text:p>
      <text:p text:style-name="P6"><text:span text:style-name="T12"/></text:p>
      <text:p text:style-name="P17"><text:span text:style-name="Source_20_Text"><text:span text:style-name="T17"><text:tab/><text:tab/></text:span></text:span><text:span text:style-name="Source_20_Text"><text:span text:style-name="T19">#!/bin/bash</text:span></text:span></text:p>
      <text:p text:style-name="P17"><text:span text:style-name="Source_20_Text"><text:span text:style-name="T17"/></text:span></text:p>
      <text:p text:style-name="P17"><text:span text:style-name="Source_20_Text"><text:span text:style-name="T23">This informs the program loader to run </text:span></text:span><text:span text:style-name="Source_20_Text"><text:span text:style-name="T17">/bin/bash</text:span></text:span><text:span text:style-name="Source_20_Text"><text:span text:style-name="T23">, passing the path to the script as the first argument.</text:span></text:span></text:p>
      <text:p text:style-name="P17"><text:span text:style-name="Source_20_Text"><text:span text:style-name="T23"/></text:span></text:p>
      <text:p text:style-name="P17"><text:span text:style-name="Source_20_Text"><text:span text:style-name="T19"><text:tab/><text:tab/># cd ~/bin</text:span></text:span></text:p>
      <text:p text:style-name="P17"><text:span text:style-name="Source_20_Text"><text:span text:style-name="T19"><text:tab/><text:tab/># nano backup.sh</text:span></text:span></text:p>
      <text:p text:style-name="P17"><text:span text:style-name="Source_20_Text"><text:span text:style-name="T23"/></text:span></text:p>
      <text:p text:style-name="P17"><text:span text:style-name="Source_20_Text"><text:span text:style-name="T23">Open and edit a new script, </text:span></text:span><text:span text:style-name="Source_20_Text"><text:span text:style-name="T17">backup.sh</text:span></text:span></text:p>
      <text:p text:style-name="P17"><text:span text:style-name="Source_20_Text"><text:span text:style-name="T23"/></text:span></text:p>
      <text:p text:style-name="P17"><text:span text:style-name="Source_20_Text"><text:span text:style-name="T18"><text:tab/><text:tab/>#!/bin/bash <text:s text:c="9"/></text:span></text:span></text:p>
      <text:p text:style-name="P18"><text:span text:style-name="Source_20_Text"><text:span text:style-name="T3"><text:s text:c="6"/>tar -cvzf /tmp/my-backup.tgz /home/&lt;your user&gt;/archives</text:span></text:span></text:p>
      <text:p text:style-name="P18"><text:span text:style-name="Source_20_Text"><text:span text:style-name="T24">Exit nano (^O, ^X).</text:span></text:span></text:p>
      <text:p text:style-name="Standard"><text:span text:style-name="Source_20_Text"><text:span text:style-name="T3"><text:tab/><text:tab/># chmod a+x backup.sh</text:span></text:span></text:p>
      <text:p text:style-name="Standard"><text:span text:style-name="Source_20_Text"><text:span text:style-name="T21"><text:tab/><text:tab/># ./backup.sh</text:span></text:span></text:p>
      <text:p text:style-name="Standard"><text:span text:style-name="Source_20_Text"><text:span text:style-name="T23"/></text:span></text:p>
      <text:p text:style-name="Standard"><text:span text:style-name="Source_20_Text"><text:span text:style-name="T23">In this script we are providing an absolute path to both the destination archive and the directory we want to back up. We can make this script more generic by using an environment variable that’s available to our shell.</text:span></text:span></text:p>
      <text:p text:style-name="Standard"><text:span text:style-name="Source_20_Text"><text:span text:style-name="T23"/></text:span></text:p>
      <text:p text:style-name="Standard"><text:span text:style-name="Source_20_Text"><text:span text:style-name="T21"><text:tab/><text:tab/>#!/bin/bash</text:span></text:span></text:p>
      <text:p text:style-name="Standard"><text:span text:style-name="Source_20_Text"><text:span text:style-name="T21"><text:tab/><text:tab/> tar -cvzf /tmp/my-backup.tgz ${HOME}/archives</text:span></text:span></text:p>
      <text:p text:style-name="Standard"><text:span text:style-name="Source_20_Text"><text:span text:style-name="T23"/></text:span></text:p>
      <text:p text:style-name="Standard"><text:span text:style-name="Source_20_Text"><text:span text:style-name="T23">It’s considered safer to call environment variables in this way, using curly braces, but I am sometimes lazy about that.</text:span></text:span></text:p>
      <text:p text:style-name="Standard"><text:span text:style-name="Source_20_Text"><text:span text:style-name="T23"/></text:span></text:p>
      <text:p text:style-name="Standard"><text:span text:style-name="Source_20_Text"><text:span text:style-name="T23">What if we would like to specify a different destination archive each time we ran the script? We can give arguments to shell scripts in the same way we do to other programs and utilities. These are available to the program as special variables, </text:span></text:span><text:span text:style-name="Source_20_Text"><text:span text:style-name="T17">$1, $2, $3</text:span></text:span><text:span text:style-name="Source_20_Text"><text:span text:style-name="T23">... numbered in the order they are given. </text:span></text:span></text:p>
      <text:p text:style-name="Standard"><text:span text:style-name="Source_20_Text"><text:span text:style-name="T17"><text:tab/></text:span></text:span></text:p>
      <text:p text:style-name="Standard"><text:span text:style-name="Source_20_Text"><text:span text:style-name="T17"/></text:span></text:p>
      <text:p text:style-name="Standard"><text:span text:style-name="Source_20_Text"><text:span text:style-name="T17"/></text:span></text:p>
      <text:p text:style-name="Standard"><text:span text:style-name="Source_20_Text"><text:span text:style-name="T17"/></text:span></text:p>
      <text:p text:style-name="Standard"><text:span text:style-name="Source_20_Text"><text:span text:style-name="T17"/></text:span></text:p>
      <text:p text:style-name="Standard"><text:span text:style-name="Source_20_Text"><text:span text:style-name="T17"/></text:span></text:p>
      <text:p text:style-name="Standard"><text:soft-page-break/><text:span text:style-name="Source_20_Text"><text:span text:style-name="T17"><text:tab/><text:tab/>#!/bin/bash</text:span></text:span></text:p>
      <text:p text:style-name="Standard"><text:span text:style-name="Source_20_Text"><text:span text:style-name="T17"><text:tab/><text:tab/>echo “the first argument is: ” $1</text:span></text:span></text:p>
      <text:p text:style-name="Standard"><text:span text:style-name="Source_20_Text"><text:span text:style-name="T17"><text:s text:c="14"/>echo “the second argument is: “ $2</text:span></text:span></text:p>
      <text:p text:style-name="Standard"><text:span text:style-name="Source_20_Text"><text:span text:style-name="T17"><text:tab/><text:tab/>echo “the third argument is: “ $3</text:span></text:span></text:p>
      <text:p text:style-name="Standard"><text:span text:style-name="Source_20_Text"><text:span text:style-name="T17"/></text:span></text:p>
      <text:p text:style-name="Standard"><text:span text:style-name="Source_20_Text"><text:span text:style-name="T17"><text:tab/><text:tab/>echo “...and the zeroth argument is: “ $0</text:span></text:span></text:p>
      <text:p text:style-name="P3"/>
      <text:p text:style-name="Standard">So, if we wish to provide an argument to our backup script:</text:p>
      <text:p text:style-name="Standard"/>
      <text:p text:style-name="P35"><text:tab/><text:tab/>#!/bin/bash</text:p>
      <text:p text:style-name="P35"><text:tab/><text:tab/>TARBALL=$1</text:p>
      <text:p text:style-name="Standard"><text:span text:style-name="T1"><text:tab/><text:tab/></text:span><text:span text:style-name="Source_20_Text"><text:span text:style-name="T17">tar -cvzf /tmp/$TARBALL $HOME/archives</text:span></text:span></text:p>
      <text:p text:style-name="Standard"><text:tab/><text:tab/></text:p>
      <text:p text:style-name="Standard">We can also give it a second argument, for the directory we want backed up:</text:p>
      <text:p text:style-name="Standard"/>
      <text:p text:style-name="P35"><text:tab/><text:tab/>#!/bin/bash</text:p>
      <text:p text:style-name="P35"><text:tab/><text:tab/>ARCHIVE=$1</text:p>
      <text:p text:style-name="P35"><text:tab/><text:tab/>DIRECTORY=$2</text:p>
      <text:p text:style-name="Standard"><text:span text:style-name="T1"><text:tab/><text:tab/></text:span><text:span text:style-name="Source_20_Text"><text:span text:style-name="T17">tar -cvzf /tmp/$ARCHIVE $DIRECTORY</text:span></text:span></text:p>
      <text:p text:style-name="Standard"><text:span text:style-name="Source_20_Text"><text:span text:style-name="T23"/></text:span></text:p>
      <text:p text:style-name="Standard"><text:span text:style-name="Source_20_Text"><text:span text:style-name="T23">We might want to make sure both arguments are present before we proceed. Bash, like other programming languages, supports conditionals. </text:span></text:span></text:p>
      <text:p text:style-name="Standard"><text:span text:style-name="Source_20_Text"><text:span text:style-name="T23"/></text:span></text:p>
      <text:p text:style-name="Standard"><text:span text:style-name="Source_20_Text"><text:span text:style-name="T23">A table describing test commands can be found at:</text:span></text:span></text:p>
      <text:p text:style-name="Standard"><text:span text:style-name="Source_20_Text"><text:span text:style-name="T23"/></text:span></text:p>
      <text:p text:style-name="Standard"><text:a xlink:type="simple" xlink:href="http://www.tldp.org/LDP/Bash-Beginners-Guide/html/sect_07_01.html"><text:span text:style-name="Source_20_Text"><text:span text:style-name="T23">http://www.tldp.org/LDP/Bash-Beginners-Guide/html/sect_07_01.html</text:span></text:span></text:a></text:p>
      <text:p text:style-name="Standard"><text:span text:style-name="Source_20_Text"><text:span text:style-name="T23"/></text:span></text:p>
      <text:p text:style-name="Standard"><text:span text:style-name="Source_20_Text"><text:span text:style-name="T23">You can do arithmetic comparisons, compare strings, or do various checks on the status of a file.</text:span></text:span></text:p>
      <text:p text:style-name="Standard"><text:span text:style-name="Source_20_Text"><text:span text:style-name="T23"/></text:span></text:p>
      <text:p text:style-name="Standard"><text:span text:style-name="Source_20_Text"><text:span text:style-name="T23">There is a special variable available, $#, which contains the number of arguments presented to the script.</text:span></text:span></text:p>
      <text:p text:style-name="Standard"><text:span text:style-name="Source_20_Text"><text:span text:style-name="T23"/></text:span></text:p>
      <text:p text:style-name="P35"><text:tab/><text:tab/>#!/bin/bash</text:p>
      <text:p text:style-name="P35"/>
      <text:p text:style-name="P35"><text:tab/><text:tab/># make sure we have two arguments</text:p>
      <text:p text:style-name="P35"><text:tab/><text:tab/>if [ $# -ne 2 ]</text:p>
      <text:p text:style-name="P35"><text:tab/><text:tab/><text:tab/>then</text:p>
      <text:p text:style-name="P35"><text:tab/><text:tab/><text:tab/><text:tab/>echo “Please provide two arguments, a tarball filename and a path to back up”</text:p>
      <text:p text:style-name="P35"><text:tab/><text:tab/><text:tab/><text:tab/>exit 1</text:p>
      <text:p text:style-name="P35"><text:tab/><text:tab/>fi</text:p>
      <text:p text:style-name="P35"/>
      <text:p text:style-name="P35"><text:tab/><text:tab/>ARCHIVE=$1</text:p>
      <text:p text:style-name="P35"><text:tab/><text:tab/>DIRECTORY=$2</text:p>
      <text:p text:style-name="Standard"><text:span text:style-name="Source_20_Text"><text:span text:style-name="T17"><text:tab/><text:tab/>tar -cvzf /tmp/$ARCHIVE $DIRECTORY</text:span></text:span></text:p>
      <text:p text:style-name="Standard"><text:span text:style-name="Source_20_Text"><text:span text:style-name="T23"/></text:span></text:p>
      <text:p text:style-name="Standard"><text:span text:style-name="Source_20_Text"><text:span text:style-name="T23">All programs return an exit code to the parent process when they finish. 0 is considered to be successful. Often we return an exit code of 1 to indicate a problem, but the number is arbitrary and any non-zero integer can be used. In this way a program can provide more information to its parent about </text:span></text:span><text:soft-page-break/><text:span text:style-name="Source_20_Text"><text:span text:style-name="T23">why it exited abnormally.</text:span></text:span></text:p>
      <text:p text:style-name="Standard"><text:span text:style-name="Source_20_Text"><text:span text:style-name="T23"/></text:span></text:p>
      <text:p text:style-name="Standard"><text:span text:style-name="Source_20_Text"><text:span text:style-name="T23">Notice that the if block is terminated by fi, or if backwards.</text:span></text:span></text:p>
      <text:p text:style-name="Standard"><text:span text:style-name="Source_20_Text"><text:span text:style-name="T23"/></text:span></text:p>
      <text:p text:style-name="Standard">We can also store the output of another command in a variable. For instance, take the date command:</text:p>
      <text:p text:style-name="Standard"/>
      <text:p text:style-name="Standard"><text:tab/><text:tab/><text:span text:style-name="T2"># date</text:span></text:p>
      <text:p text:style-name="Standard"/>
      <text:p text:style-name="Standard">The date command takes special arguments to format its output, prefaced by the + symbol.</text:p>
      <text:p text:style-name="Standard"/>
      <text:p text:style-name="Standard"><text:tab/><text:tab/><text:span text:style-name="T2"># date +%d%m%Y</text:span></text:p>
      <text:p text:style-name="Standard"/>
      <text:p text:style-name="Standard">We can store this in a variable:</text:p>
      <text:p text:style-name="Standard"/>
      <text:p text:style-name="P10"><text:tab/><text:tab/># DATE=$(date +%d%m%Y)</text:p>
      <text:p text:style-name="P10"><text:tab/><text:tab/># echo $DATE</text:p>
      <text:p text:style-name="Standard"/>
      <text:p text:style-name="Standard">There’s also another way, which you will probably see often, using backticks:</text:p>
      <text:p text:style-name="Standard"/>
      <text:p text:style-name="P10"><text:tab/><text:tab/># DATE=`date +%d%m%Y`</text:p>
      <text:p text:style-name="P10"><text:tab/><text:tab/># echo $DATE</text:p>
      <text:p text:style-name="Standard"/>
      <text:p text:style-name="Standard">These are functionally almost the same, but I tend to use the $(&lt;command&gt;) method.</text:p>
      <text:p text:style-name="Standard"/>
      <text:p text:style-name="Standard"><text:span text:style-name="Source_20_Text"><text:span text:style-name="T23"/></text:span></text:p>
      <text:p text:style-name="P35"><text:tab/><text:tab/>#!/bin/bash</text:p>
      <text:p text:style-name="P35"/>
      <text:p text:style-name="P35"><text:tab/><text:tab/># make sure we have one argument</text:p>
      <text:p text:style-name="P35"><text:tab/><text:tab/>if [ $# -ne 1 ]</text:p>
      <text:p text:style-name="P35"><text:tab/><text:tab/><text:tab/>then</text:p>
      <text:p text:style-name="P35"><text:tab/><text:tab/><text:tab/><text:tab/>echo “Please provide the name of a path to back up”</text:p>
      <text:p text:style-name="P35"><text:tab/><text:tab/><text:tab/><text:tab/>exit 1</text:p>
      <text:p text:style-name="P35"><text:tab/><text:tab/>fi</text:p>
      <text:p text:style-name="P35"/>
      <text:p text:style-name="Standard"><text:span text:style-name="T1"><text:tab/><text:tab/>ARCHIVE=backup-$(</text:span><text:span text:style-name="Source_20_Text"><text:span text:style-name="T17">date +%d%m%Y)</text:span></text:span></text:p>
      <text:p text:style-name="P35"><text:tab/><text:tab/>DIRECTORY=$1</text:p>
      <text:p text:style-name="P35"/>
      <text:p text:style-name="Standard"><text:span text:style-name="Source_20_Text"><text:span text:style-name="T17"><text:tab/><text:tab/>tar -czf /tmp/$ARCHIVE $DIRECTORY</text:span></text:span></text:p>
      <text:p text:style-name="Standard"/>
      <text:p text:style-name="Standard">This will create a file with the date embedded in the filename.</text:p>
      <text:p text:style-name="Standard"/>
      <text:p text:style-name="Standard">If we are reluctant to overwrite an existing file, we can use a conditional to test for its existence:</text:p>
      <text:p text:style-name="Standard"/>
      <text:p text:style-name="Standard"/>
      <text:p text:style-name="Standard"/>
      <text:p text:style-name="Standard"/>
      <text:p text:style-name="Standard"/>
      <text:p text:style-name="Standard"/>
      <text:p text:style-name="Standard"/>
      <text:p text:style-name="Standard"><text:soft-page-break/><text:span text:style-name="T1"><text:tab/><text:tab/>#!/bin/bash</text:span></text:p>
      <text:p text:style-name="P35"/>
      <text:p text:style-name="P35"><text:tab/><text:tab/># make sure we have one argument</text:p>
      <text:p text:style-name="P35"><text:tab/><text:tab/>if [ $# -ne 1 ]</text:p>
      <text:p text:style-name="P35"><text:tab/><text:tab/><text:tab/>then</text:p>
      <text:p text:style-name="P35"><text:tab/><text:tab/><text:tab/><text:tab/>echo “Please provide the name of a path to back up”</text:p>
      <text:p text:style-name="P35"><text:tab/><text:tab/><text:tab/><text:tab/>exit 1</text:p>
      <text:p text:style-name="P35"><text:tab/><text:tab/></text:p>
      <text:p text:style-name="Standard"><text:span text:style-name="T1"><text:tab/><text:tab/>ARCHIVE=backup-$(</text:span><text:span text:style-name="Source_20_Text"><text:span text:style-name="T17">date +%d%m%Y)</text:span></text:span></text:p>
      <text:p text:style-name="P35"><text:tab/><text:tab/>DIRECTORY=$1</text:p>
      <text:p text:style-name="P35"/>
      <text:p text:style-name="P35"><text:tab/><text:tab/>if [ -f $ARCHIVE ]</text:p>
      <text:p text:style-name="P35"><text:tab/><text:tab/><text:tab/>then </text:p>
      <text:p text:style-name="P35"><text:tab/><text:tab/><text:tab/><text:tab/>echo “Today’s backup has already been made”</text:p>
      <text:p text:style-name="P35"><text:tab/><text:tab/><text:tab/><text:tab/>exit 1</text:p>
      <text:p text:style-name="P35"><text:tab/><text:tab/>fi</text:p>
      <text:p text:style-name="P35"/>
      <text:p text:style-name="P31"><text:span text:style-name="Source_20_Text"><text:span text:style-name="T17"><text:tab/><text:tab/>tar -cvzf /tmp/$ARCHIVE $DIRECTORY</text:span></text:span></text:p>
      <text:p text:style-name="P31"><text:span text:style-name="Source_20_Text"><text:span text:style-name="T17"/></text:span></text:p>
      <text:p text:style-name="P31"><text:span text:style-name="Source_20_Text"><text:span text:style-name="T23">Maybe we don’t want to make the decision on behalf of the user, but want to prompt for input:</text:span></text:span></text:p>
      <text:p text:style-name="P31"><text:span text:style-name="Source_20_Text"><text:span text:style-name="T23"/></text:span></text:p>
      <text:p text:style-name="P35"><text:tab/><text:tab/>#!/bin/bash</text:p>
      <text:p text:style-name="P35"/>
      <text:p text:style-name="P35"><text:tab/><text:tab/># make sure we have one argument</text:p>
      <text:p text:style-name="P35"><text:tab/><text:tab/>if [ $# -ne 1 ]</text:p>
      <text:p text:style-name="P35"><text:tab/><text:tab/><text:tab/>then</text:p>
      <text:p text:style-name="P35"><text:tab/><text:tab/><text:tab/><text:tab/>echo “Please provide the name of a path to back up”</text:p>
      <text:p text:style-name="P35"><text:tab/><text:tab/><text:tab/><text:tab/>exit 1</text:p>
      <text:p text:style-name="P35"><text:tab/><text:tab/>fi</text:p>
      <text:p text:style-name="P35"/>
      <text:p text:style-name="Standard"><text:span text:style-name="T1"><text:tab/><text:tab/>ARCHIVE=backup-$(</text:span><text:span text:style-name="Source_20_Text"><text:span text:style-name="T17">date +%d%m%Y)</text:span></text:span></text:p>
      <text:p text:style-name="P35"><text:tab/><text:tab/>DIRECTORY=$1</text:p>
      <text:p text:style-name="P35"/>
      <text:p text:style-name="P35"><text:tab/><text:tab/>if [ -f $ARCHIVE ]</text:p>
      <text:p text:style-name="P35"><text:tab/><text:tab/><text:tab/>then</text:p>
      <text:p text:style-name="P35"><text:tab/><text:tab/><text:tab/><text:tab/>echo “Today’s backup has already been made, proceed anyway y/n”</text:p>
      <text:p text:style-name="P35"><text:tab/><text:tab/><text:tab/><text:tab/>read yes</text:p>
      <text:p text:style-name="P35"><text:tab/><text:tab/><text:tab/>if [ $yes != “y”]</text:p>
      <text:p text:style-name="P35"><text:tab/><text:tab/><text:tab/><text:tab/>then</text:p>
      <text:p text:style-name="P35"><text:tab/><text:tab/><text:tab/><text:tab/><text:tab/>exit 1</text:p>
      <text:p text:style-name="P35"><text:tab/><text:tab/><text:tab/>fi</text:p>
      <text:p text:style-name="P35"><text:tab/><text:tab/>fi</text:p>
      <text:p text:style-name="P35"><text:tab/><text:tab/><text:tab/></text:p>
      <text:p text:style-name="Standard"><text:span text:style-name="Source_20_Text"><text:span text:style-name="T17"><text:tab/><text:tab/>tar -czf /tmp/$ARCHIVE $DIRECTORY</text:span></text:span></text:p>
      <text:p text:style-name="Standard"/>
      <text:p text:style-name="Standard"/>
      <text:p text:style-name="Standard"/>
      <text:p text:style-name="Standard">Operators for strings are different than from numbers.</text:p>
      <text:p text:style-name="Standard"><text:soft-page-break/>Notice how indentation, though not strictly required, helps with readability when you get into nested conditionals. It’s definitely a good practice to get into.</text:p>
      <text:p text:style-name="Standard"/>
      <text:p text:style-name="Standard">As a side note, while reading user input can be handy, it’s usually best to have all options available on the command line, because a human might not always be running the script, and it might be called by some other process or run as a scheduled job.</text:p>
      <text:p text:style-name="Standard"/>
      <text:p text:style-name="Standard">The final construct we’ll work with is a for loop. We would like to back up all subdirectories, if they exist, individually.</text:p>
      <text:p text:style-name="Standard"/>
      <text:p text:style-name="Standard">We will loop through all files in the directory specified by our argument. If a file is a directory (which is one of the things we can test with a condition), we’ll create a dated tar archive of it.</text:p>
      <text:p text:style-name="Standard"/>
      <text:p text:style-name="P35"><text:tab/><text:tab/>#!/bin/bash</text:p>
      <text:p text:style-name="P35"/>
      <text:p text:style-name="P35"><text:tab/><text:tab/># make sure we have one argument</text:p>
      <text:p text:style-name="P35"><text:tab/><text:tab/>if [ $# -ne 1 ]</text:p>
      <text:p text:style-name="P35"><text:tab/><text:tab/><text:tab/>then</text:p>
      <text:p text:style-name="P35"><text:tab/><text:tab/><text:tab/><text:tab/>echo “Please provide the name of a path to back up”</text:p>
      <text:p text:style-name="P35"><text:tab/><text:tab/><text:tab/><text:tab/>exit 1</text:p>
      <text:p text:style-name="P35"><text:tab/><text:tab/>fi</text:p>
      <text:p text:style-name="P35"/>
      <text:p text:style-name="Standard"><text:span text:style-name="T1"><text:tab/><text:tab/>DIRECTORY=$1</text:span></text:p>
      <text:p text:style-name="P35"/>
      <text:p text:style-name="P35"><text:tab/><text:tab/>for file in $(ls $DIRECTORY); do</text:p>
      <text:p text:style-name="P35"><text:tab/><text:tab/><text:tab/>if [ -d $DIRECTORY/$file ]; then</text:p>
      <text:p text:style-name="P35"><text:tab/><text:tab/><text:tab/><text:tab/>ARCHIVE=$file-$(<text:span text:style-name="Source_20_Text"><text:span text:style-name="T17">date +%d%m%Y).tgz</text:span></text:span></text:p>
      <text:p text:style-name="P35"><text:span text:style-name="Source_20_Text"><text:span text:style-name="T17"><text:tab/><text:tab/><text:tab/><text:tab/>echo “creating archine $ARCHIVE”</text:span></text:span></text:p>
      <text:p text:style-name="P35"><text:tab/><text:tab/><text:tab/><text:tab/><text:span text:style-name="Source_20_Text"><text:span text:style-name="T17">tar -czf /tmp/${ARCHIVE} ${DIRECTORY}</text:span></text:span><text:tab/><text:tab/><text:tab/><text:tab/></text:p>
      <text:p text:style-name="P35"><text:tab/><text:tab/><text:tab/>fi</text:p>
      <text:p text:style-name="P35"><text:tab/><text:tab/>done</text:p>
      <text:p text:style-name="P35"><text:tab/><text:tab/><text:tab/></text:p>
      <text:p text:style-name="P35"/>
      <text:p text:style-name="P35"/>
      <text:p text:style-name="Standard"><text:span text:style-name="Source_20_Text"><text:span text:style-name="T17"><text:tab/><text:tab/></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5">Part 11: Administering the System</text:span></text:p>
      <text:p text:style-name="P6"/>
      <text:p text:style-name="P9">TBD</text:p>
      <text:p text:style-name="P6"/>
      <text:p text:style-name="P6">BONUS: More about changing file permissions</text:p>
      <text:p text:style-name="P4"/>
      <text:p text:style-name="P4">There’s a lazy way, and a so-called elegant way.</text:p>
      <text:p text:style-name="P4">First, a bit more about file permissions. <text:s/>They have numeric (octal) equivalents that represent which bits are set in the file metadata. This is why we sometimes refer to a file as having the “executable”, “read”, or “write” bits set.</text:p>
      <text:p text:style-name="P4"/>
      <text:p text:style-name="P4">Setting permissions the numerical way is known as “octal mode”</text:p>
      <text:p text:style-name="P4"/>
      <text:p text:style-name="P4">4 read (r)<text:line-break/>2 write (w)<text:line-break/>1 execute (x)</text:p>
      <text:p text:style-name="P4">The “mode” information for a file is 12 bits long, though we usually deal only with the bottom 9 bits. <text:s/>An example of those 9 bits looks like this:</text:p>
      <text:p text:style-name="P4"/>
      <text:p text:style-name="P4">111 101 100</text:p>
      <text:p text:style-name="P4"/>
      <text:p text:style-name="P4">For each bit set, we take the corresponding number:</text:p>
      <text:p text:style-name="P4"/>
      <text:p text:style-name="P11">100 = 4 = read</text:p>
      <text:p text:style-name="P11">010 = 2 = write</text:p>
      <text:p text:style-name="P11">001 = 1 = execute</text:p>
      <text:p text:style-name="P4"/>
      <text:p text:style-name="P4">And add them up.</text:p>
      <text:p text:style-name="P4"/>
      <text:p text:style-name="P4">The above example, then, comes out to 754.</text:p>
      <text:p text:style-name="P4"/>
      <text:p text:style-name="P4">To get the permissions for each user class (owner, user, group), we add up the permissions we want to grant:</text:p>
      <text:p text:style-name="P4"/>
      <text:p text:style-name="P11">7 = 4+2+1 (read/write/execute)<text:line-break/>6 = 4+2 (read/write)<text:line-break/>5 = 4+1 (read/execute)<text:line-break/>4 = 4 (read)<text:line-break/>3 = 2+1 (write/execute)<text:line-break/>2 = 2 (write)<text:line-break/>1 = 1 (execute)</text:p>
      <text:p text:style-name="P4"/>
      <text:p text:style-name="P4"><text:tab/><text:tab/><text:span text:style-name="T2"># chmod 777 script2.sh</text:span></text:p>
      <text:p text:style-name="P4"/>
      <text:p text:style-name="P4">What permissions does it have now?</text:p>
      <text:p text:style-name="P4"/>
      <text:p text:style-name="P4"><text:tab/><text:tab/><text:span text:style-name="T2"># chmod 740 script2.sh</text:span></text:p>
      <text:p text:style-name="P4"><text:soft-page-break/>How would I make this file:</text:p>
      <text:p text:style-name="P4"/>
      <text:list xml:id="list126486760" text:style-name="L7">
        <text:list-item>
          <text:p text:style-name="P25">readable and writeable by owner, readable by group, and no permissions for other users? </text:p>
        </text:list-item>
        <text:list-item>
          <text:p text:style-name="P25">Have the permissions -rw-rw-r--</text:p>
        </text:list-item>
        <text:list-item>
          <text:p text:style-name="P25">-r-xr-x-- ?</text:p>
        </text:list-item>
      </text:list>
      <text:p text:style-name="P4"/>
      <text:p text:style-name="P4"/>
      <text:p text:style-name="P4"/>
      <text:p text:style-name="P4"/>
      <text:p text:style-name="P4"/>
      <text:p text:style-name="P7">Resources</text:p>
      <text:p text:style-name="P2"/>
      <text:p text:style-name="P2"><text:a xlink:type="simple" xlink:href="http://it-ebooks.info/book/2197/">http://it-ebooks.info/book/2197/</text:a> (free)</text:p>
      <text:p text:style-name="P2"><text:a xlink:type="simple" xlink:href="http://www.ee.surrey.ac.uk/Teaching/Unix/">http://www.ee.surrey.ac.uk/Teaching/Unix/</text:a> (free)</text:p>
      <text:p text:style-name="P2"><text:a xlink:type="simple" xlink:href="http://www.sobell.com/CR3/index.html">http://www.sobell.com/CR3/index.htm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s mono" svg:font-family="'Liberations mono'"/>
    <style:font-face style:name="Lohit Devanagari1" svg:font-family="'Lohit Devanagar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0:05:42</meta:creation-date>
    <dc:date>2014-03-28T14:19:12</dc:date>
    <meta:editing-duration>PT17H27M37S</meta:editing-duration>
    <meta:editing-cycles>124</meta:editing-cycles>
    <meta:generator>LibreOffice/3.4$Unix LibreOffice_project/340m1$Build-502</meta:generator>
    <meta:document-statistic meta:table-count="0" meta:image-count="0" meta:object-count="0" meta:page-count="23" meta:paragraph-count="518" meta:word-count="4931" meta:character-count="28241" meta:non-whitespace-character-count="23190"/>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